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984b72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39bf89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39f1cce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16302c9" officeooo:paragraph-rsid="03a4ec8c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16302c9" officeooo:paragraph-rsid="03a585d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16302c9" officeooo:paragraph-rsid="03a950f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color="#000000" officeooo:rsid="001447a3" officeooo:paragraph-rsid="00155c34"/>
    </style:style>
    <style:style style:name="P12" style:family="paragraph" style:parent-style-name="Preformatted_20_Text">
      <style:text-properties fo:color="#000000" officeooo:rsid="001447a3" officeooo:paragraph-rsid="01956c97"/>
    </style:style>
    <style:style style:name="P13" style:family="paragraph" style:parent-style-name="Preformatted_20_Text">
      <style:text-properties fo:color="#000000" officeooo:rsid="001447a3" officeooo:paragraph-rsid="02913a47"/>
    </style:style>
    <style:style style:name="P14" style:family="paragraph" style:parent-style-name="Preformatted_20_Text">
      <style:text-properties fo:color="#000000" officeooo:rsid="001447a3" officeooo:paragraph-rsid="00423e0f"/>
    </style:style>
    <style:style style:name="P15" style:family="paragraph" style:parent-style-name="Preformatted_20_Text">
      <style:text-properties fo:color="#000000" officeooo:rsid="001447a3" officeooo:paragraph-rsid="00549b3a"/>
    </style:style>
    <style:style style:name="P16" style:family="paragraph" style:parent-style-name="Preformatted_20_Text">
      <style:text-properties fo:color="#000000" officeooo:rsid="001447a3" officeooo:paragraph-rsid="0058842e"/>
    </style:style>
    <style:style style:name="P17" style:family="paragraph" style:parent-style-name="Preformatted_20_Text">
      <style:text-properties fo:color="#000000" officeooo:rsid="001447a3" officeooo:paragraph-rsid="02ffc723"/>
    </style:style>
    <style:style style:name="P18" style:family="paragraph" style:parent-style-name="Preformatted_20_Text">
      <style:text-properties fo:color="#000000" officeooo:rsid="001447a3" officeooo:paragraph-rsid="021b2648"/>
    </style:style>
    <style:style style:name="P19" style:family="paragraph" style:parent-style-name="Preformatted_20_Text">
      <style:text-properties fo:color="#000000" officeooo:rsid="001447a3" officeooo:paragraph-rsid="033da620"/>
    </style:style>
    <style:style style:name="P20" style:family="paragraph" style:parent-style-name="Preformatted_20_Text">
      <style:text-properties fo:color="#000000" officeooo:rsid="001447a3" officeooo:paragraph-rsid="0340f220"/>
    </style:style>
    <style:style style:name="P21" style:family="paragraph" style:parent-style-name="Preformatted_20_Text">
      <style:text-properties fo:color="#000000" officeooo:rsid="001447a3" officeooo:paragraph-rsid="0345985b"/>
    </style:style>
    <style:style style:name="P22" style:family="paragraph" style:parent-style-name="Preformatted_20_Text">
      <style:text-properties fo:color="#000000" officeooo:rsid="001447a3" officeooo:paragraph-rsid="034db51d"/>
    </style:style>
    <style:style style:name="P23" style:family="paragraph" style:parent-style-name="Preformatted_20_Text">
      <style:text-properties fo:color="#000000" officeooo:rsid="001447a3" officeooo:paragraph-rsid="03525de7"/>
    </style:style>
    <style:style style:name="P24" style:family="paragraph" style:parent-style-name="Preformatted_20_Text">
      <style:text-properties fo:color="#000000" officeooo:rsid="001447a3" officeooo:paragraph-rsid="0395cb95"/>
    </style:style>
    <style:style style:name="P25" style:family="paragraph" style:parent-style-name="Preformatted_20_Text">
      <style:text-properties fo:color="#000000" officeooo:rsid="001447a3" officeooo:paragraph-rsid="03984b72"/>
    </style:style>
    <style:style style:name="P26" style:family="paragraph" style:parent-style-name="Preformatted_20_Text">
      <style:text-properties fo:color="#000000" officeooo:rsid="001447a3" officeooo:paragraph-rsid="00566f22"/>
    </style:style>
    <style:style style:name="P27" style:family="paragraph" style:parent-style-name="Preformatted_20_Text">
      <style:text-properties fo:color="#000000" officeooo:rsid="001447a3" officeooo:paragraph-rsid="039bf895"/>
    </style:style>
    <style:style style:name="P28" style:family="paragraph" style:parent-style-name="Preformatted_20_Text">
      <style:text-properties fo:color="#000000" officeooo:rsid="001447a3" officeooo:paragraph-rsid="039f1cce"/>
    </style:style>
    <style:style style:name="P29" style:family="paragraph" style:parent-style-name="Preformatted_20_Text">
      <style:text-properties fo:color="#000000" officeooo:rsid="001447a3" officeooo:paragraph-rsid="03a04fce"/>
    </style:style>
    <style:style style:name="P30" style:family="paragraph" style:parent-style-name="Preformatted_20_Text">
      <style:text-properties fo:color="#000000" officeooo:rsid="001447a3" officeooo:paragraph-rsid="03a4ec8c"/>
    </style:style>
    <style:style style:name="P31" style:family="paragraph" style:parent-style-name="Preformatted_20_Text">
      <style:text-properties fo:color="#000000" officeooo:rsid="001447a3" officeooo:paragraph-rsid="03a585d4"/>
    </style:style>
    <style:style style:name="P32" style:family="paragraph" style:parent-style-name="Preformatted_20_Text">
      <style:text-properties fo:color="#000000" officeooo:rsid="001447a3" officeooo:paragraph-rsid="03a70c72"/>
    </style:style>
    <style:style style:name="P33" style:family="paragraph" style:parent-style-name="Preformatted_20_Text">
      <style:text-properties fo:color="#000000" officeooo:rsid="001447a3" officeooo:paragraph-rsid="03a950fb"/>
    </style:style>
    <style:style style:name="P34" style:family="paragraph" style:parent-style-name="Preformatted_20_Text">
      <style:text-properties fo:color="#000000" officeooo:rsid="001447a3" officeooo:paragraph-rsid="03aa3eea"/>
    </style:style>
    <style:style style:name="P35" style:family="paragraph" style:parent-style-name="Preformatted_20_Text">
      <style:text-properties fo:color="#000000" officeooo:rsid="001447a3" officeooo:paragraph-rsid="03aac4e2"/>
    </style:style>
    <style:style style:name="P36" style:family="paragraph" style:parent-style-name="Preformatted_20_Text">
      <style:text-properties fo:color="#000000" officeooo:rsid="001447a3" officeooo:paragraph-rsid="03ab157a"/>
    </style:style>
    <style:style style:name="P37" style:family="paragraph" style:parent-style-name="Preformatted_20_Text">
      <style:text-properties fo:color="#000000" officeooo:rsid="001447a3" officeooo:paragraph-rsid="03ab5441"/>
    </style:style>
    <style:style style:name="P38" style:family="paragraph" style:parent-style-name="Preformatted_20_Text">
      <style:text-properties fo:color="#000000" officeooo:rsid="001447a3" officeooo:paragraph-rsid="03bd731c"/>
    </style:style>
    <style:style style:name="P3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4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84b72"/>
    </style:style>
    <style:style style:name="P4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bf895"/>
    </style:style>
    <style:style style:name="P4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f1cce"/>
    </style:style>
    <style:style style:name="P43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a950fb"/>
    </style:style>
    <style:style style:name="P44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45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46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47" style:family="paragraph" style:parent-style-name="Preformatted_20_Text">
      <style:text-properties fo:color="#000000" officeooo:rsid="01261e16" officeooo:paragraph-rsid="03a4ec8c" style:font-size-asian="9pt" loext:padding="0cm" loext:border="none"/>
    </style:style>
    <style:style style:name="P48" style:family="paragraph" style:parent-style-name="Preformatted_20_Text">
      <style:text-properties fo:color="#000000" officeooo:rsid="01261e16" officeooo:paragraph-rsid="03a70c72" style:font-size-asian="9pt" loext:padding="0cm" loext:border="none"/>
    </style:style>
    <style:style style:name="P49" style:family="paragraph" style:parent-style-name="Preformatted_20_Text">
      <style:text-properties fo:color="#000000" officeooo:rsid="01261e16" officeooo:paragraph-rsid="03a950fb" style:font-size-asian="9pt" loext:padding="0cm" loext:border="none"/>
    </style:style>
    <style:style style:name="P50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51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52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53" style:family="paragraph" style:parent-style-name="Preformatted_20_Text">
      <style:text-properties fo:color="#000000" officeooo:rsid="001447a3" officeooo:paragraph-rsid="03a950fb" style:font-size-asian="9pt" loext:padding="0cm" loext:border="none"/>
    </style:style>
    <style:style style:name="P54" style:family="paragraph" style:parent-style-name="Preformatted_20_Text">
      <style:text-properties fo:color="#000000" officeooo:rsid="001447a3" officeooo:paragraph-rsid="03aac4e2" style:font-size-asian="9pt" loext:padding="0cm" loext:border="none"/>
    </style:style>
    <style:style style:name="P55" style:family="paragraph" style:parent-style-name="Preformatted_20_Text">
      <style:text-properties fo:color="#000000" officeooo:rsid="016302c9" officeooo:paragraph-rsid="03ab5441"/>
    </style:style>
    <style:style style:name="P56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9f1cce" style:font-size-asian="11pt" style:font-style-asian="normal" style:font-weight-asian="normal" style:text-emphasize="none"/>
    </style:style>
    <style:style style:name="P5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3a02591" style:font-size-asian="11pt" style:font-style-asian="normal" style:font-weight-asian="normal" style:text-emphasize="none"/>
    </style:style>
    <style:style style:name="P5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a585d4" style:font-size-asian="11pt" style:font-style-asian="normal" style:font-weight-asian="normal" style:text-emphasize="none"/>
    </style:style>
    <style:style style:name="P5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officeooo:paragraph-rsid="03ab157a" style:font-size-asian="11pt" style:font-style-asian="normal" style:font-weight-asian="normal" style:text-emphasize="none"/>
    </style:style>
    <style:style style:name="P60" style:family="paragraph" style:parent-style-name="Preformatted_20_Text">
      <style:text-properties officeooo:paragraph-rsid="00155c34"/>
    </style:style>
    <style:style style:name="P61" style:family="paragraph" style:parent-style-name="Preformatted_20_Text">
      <style:text-properties officeooo:paragraph-rsid="00278f20"/>
    </style:style>
    <style:style style:name="P62" style:family="paragraph" style:parent-style-name="Preformatted_20_Text">
      <style:text-properties officeooo:paragraph-rsid="0395cb95"/>
    </style:style>
    <style:style style:name="P63" style:family="paragraph" style:parent-style-name="Preformatted_20_Text">
      <style:text-properties officeooo:paragraph-rsid="03984b72"/>
    </style:style>
    <style:style style:name="P64" style:family="paragraph" style:parent-style-name="Preformatted_20_Text">
      <style:text-properties officeooo:paragraph-rsid="039bf895"/>
    </style:style>
    <style:style style:name="P65" style:family="paragraph" style:parent-style-name="Preformatted_20_Text">
      <style:text-properties officeooo:paragraph-rsid="039f1cce"/>
    </style:style>
    <style:style style:name="P66" style:family="paragraph" style:parent-style-name="Preformatted_20_Text">
      <style:text-properties officeooo:paragraph-rsid="03a02591"/>
    </style:style>
    <style:style style:name="P67" style:family="paragraph" style:parent-style-name="Preformatted_20_Text">
      <style:text-properties officeooo:paragraph-rsid="03a04fce"/>
    </style:style>
    <style:style style:name="P68" style:family="paragraph" style:parent-style-name="Preformatted_20_Text">
      <style:text-properties officeooo:paragraph-rsid="03a4ec8c"/>
    </style:style>
    <style:style style:name="P69" style:family="paragraph" style:parent-style-name="Preformatted_20_Text">
      <style:text-properties officeooo:paragraph-rsid="03a585d4"/>
    </style:style>
    <style:style style:name="P70" style:family="paragraph" style:parent-style-name="Preformatted_20_Text">
      <style:text-properties officeooo:paragraph-rsid="03a70c72"/>
    </style:style>
    <style:style style:name="P71" style:family="paragraph" style:parent-style-name="Preformatted_20_Text">
      <style:text-properties officeooo:paragraph-rsid="033da620"/>
    </style:style>
    <style:style style:name="P72" style:family="paragraph" style:parent-style-name="Preformatted_20_Text">
      <style:text-properties officeooo:paragraph-rsid="03429e83"/>
    </style:style>
    <style:style style:name="P73" style:family="paragraph" style:parent-style-name="Preformatted_20_Text">
      <style:text-properties officeooo:paragraph-rsid="03a950fb"/>
    </style:style>
    <style:style style:name="P74" style:family="paragraph" style:parent-style-name="Preformatted_20_Text">
      <style:text-properties officeooo:paragraph-rsid="03aa3eea"/>
    </style:style>
    <style:style style:name="P75" style:family="paragraph" style:parent-style-name="Preformatted_20_Text">
      <style:text-properties officeooo:paragraph-rsid="03aac4e2"/>
    </style:style>
    <style:style style:name="P76" style:family="paragraph" style:parent-style-name="Preformatted_20_Text">
      <style:text-properties officeooo:paragraph-rsid="03525de7"/>
    </style:style>
    <style:style style:name="P77" style:family="paragraph" style:parent-style-name="Preformatted_20_Text">
      <style:text-properties officeooo:paragraph-rsid="03ab157a"/>
    </style:style>
    <style:style style:name="P78" style:family="paragraph" style:parent-style-name="Standard">
      <style:text-properties fo:color="#000000" officeooo:rsid="001447a3" officeooo:paragraph-rsid="003bbfa4"/>
    </style:style>
    <style:style style:name="P79" style:family="paragraph" style:parent-style-name="Standard">
      <style:text-properties fo:color="#000000" officeooo:rsid="001447a3" officeooo:paragraph-rsid="033da620"/>
    </style:style>
    <style:style style:name="P80" style:family="paragraph" style:parent-style-name="Standard">
      <style:text-properties fo:color="#000000" officeooo:rsid="001447a3" officeooo:paragraph-rsid="03525de7"/>
    </style:style>
    <style:style style:name="P81" style:family="paragraph" style:parent-style-name="Standard">
      <style:text-properties fo:color="#000000" officeooo:rsid="001447a3" officeooo:paragraph-rsid="03984b72"/>
    </style:style>
    <style:style style:name="P82" style:family="paragraph" style:parent-style-name="Standard">
      <style:text-properties fo:color="#000000" officeooo:rsid="001447a3" officeooo:paragraph-rsid="039bf895"/>
    </style:style>
    <style:style style:name="P83" style:family="paragraph" style:parent-style-name="Standard">
      <style:text-properties fo:color="#000000" officeooo:rsid="001447a3" officeooo:paragraph-rsid="039f1cce"/>
    </style:style>
    <style:style style:name="P84" style:family="paragraph" style:parent-style-name="Standard">
      <style:text-properties fo:color="#000000" officeooo:rsid="001447a3" officeooo:paragraph-rsid="03a4ec8c"/>
    </style:style>
    <style:style style:name="P85" style:family="paragraph" style:parent-style-name="Standard">
      <style:text-properties fo:color="#000000" officeooo:rsid="001447a3" officeooo:paragraph-rsid="03a585d4"/>
    </style:style>
    <style:style style:name="P86" style:family="paragraph" style:parent-style-name="Standard">
      <style:text-properties fo:color="#000000" officeooo:rsid="001447a3" officeooo:paragraph-rsid="03a950fb"/>
    </style:style>
    <style:style style:name="P87" style:family="paragraph" style:parent-style-name="Standard">
      <style:text-properties fo:color="#000000" officeooo:rsid="001447a3" officeooo:paragraph-rsid="03bd731c"/>
    </style:style>
    <style:style style:name="P88" style:family="paragraph" style:parent-style-name="Preformatted_20_Text">
      <style:text-properties fo:font-variant="normal" fo:text-transform="none" fo:color="#000000" style:font-name="Nimbus Mono L" fo:font-size="10pt" fo:letter-spacing="normal" officeooo:rsid="03363a15" officeooo:paragraph-rsid="03bd731c" fo:background-color="#ffff00" style:font-name-asian="arial" style:font-size-asian="10pt" style:font-style-asian="normal" style:font-weight-asian="normal" style:font-size-complex="10pt" loext:padding="0cm" loext:border="none"/>
    </style:style>
    <style:style style:name="P89" style:family="paragraph" style:parent-style-name="Preformatted_20_Text">
      <style:text-properties officeooo:paragraph-rsid="03c79c92"/>
    </style:style>
    <style:style style:name="P90" style:family="paragraph" style:parent-style-name="Preformatted_20_Text">
      <style:text-properties fo:color="#000000" officeooo:rsid="001447a3" officeooo:paragraph-rsid="03a585d4"/>
    </style:style>
    <style:style style:name="P91" style:family="paragraph" style:parent-style-name="Preformatted_20_Text">
      <style:text-properties fo:color="#000000" officeooo:rsid="001447a3" officeooo:paragraph-rsid="03c79c92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4" style:family="text">
      <style:text-properties fo:font-variant="normal" fo:text-transform="none" fo:color="#000000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6" style:family="text">
      <style:text-properties fo:color="#800000"/>
    </style:style>
    <style:style style:name="T7" style:family="text">
      <style:text-properties fo:color="#800000" officeooo:rsid="00529df8"/>
    </style:style>
    <style:style style:name="T8" style:family="text">
      <style:text-properties fo:color="#800000" officeooo:rsid="001447a3"/>
    </style:style>
    <style:style style:name="T9" style:family="text">
      <style:text-properties fo:color="#800000" officeooo:rsid="039f1cce"/>
    </style:style>
    <style:style style:name="T10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2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2591" style:font-size-asian="11pt" style:font-style-asian="normal" style:font-weight-asian="normal" style:text-emphasize="none"/>
    </style:style>
    <style:style style:name="T13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b5441" style:font-size-asian="11pt" style:font-style-asian="normal" style:font-weight-asian="normal" style:text-emphasize="none"/>
    </style:style>
    <style:style style:name="T14" style:family="text">
      <style:text-properties fo:color="#800000" officeooo:rsid="03a04fce"/>
    </style:style>
    <style:style style:name="T15" style:family="text">
      <style:text-properties fo:color="#800000" officeooo:rsid="03a70c72"/>
    </style:style>
    <style:style style:name="T16" style:family="text">
      <style:text-properties fo:color="#800000" officeooo:rsid="03a950fb"/>
    </style:style>
    <style:style style:name="T17" style:family="text">
      <style:text-properties fo:color="#800000" officeooo:rsid="03aac4e2"/>
    </style:style>
    <style:style style:name="T18" style:family="text">
      <style:text-properties fo:color="#800000" officeooo:rsid="03ab5441"/>
    </style:style>
    <style:style style:name="T19" style:family="text">
      <style:text-properties fo:color="#800000" officeooo:rsid="03040286"/>
    </style:style>
    <style:style style:name="T20" style:family="text">
      <style:text-properties fo:color="#800000" officeooo:rsid="03c79c92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3525de7" fo:background-color="#ffff00" loext:char-shading-value="0"/>
    </style:style>
    <style:style style:name="T23" style:family="text">
      <style:text-properties officeooo:rsid="001447a3" fo:background-color="#ffff00" loext:char-shading-value="0"/>
    </style:style>
    <style:style style:name="T24" style:family="text">
      <style:text-properties officeooo:rsid="03984b72" fo:background-color="#ffff00" loext:char-shading-value="0"/>
    </style:style>
    <style:style style:name="T25" style:family="text">
      <style:text-properties officeooo:rsid="039bf895" fo:background-color="#ffff00" loext:char-shading-value="0"/>
    </style:style>
    <style:style style:name="T26" style:family="text">
      <style:text-properties officeooo:rsid="039f1cce" fo:background-color="#ffff00" loext:char-shading-value="0"/>
    </style:style>
    <style:style style:name="T27" style:family="text">
      <style:text-properties officeooo:rsid="03a4ec8c" fo:background-color="#ffff00" loext:char-shading-value="0"/>
    </style:style>
    <style:style style:name="T28" style:family="text">
      <style:text-properties fo:background-color="#ffff00" loext:char-shading-value="0" style:font-size-asian="9pt" loext:padding="0cm" loext:border="none"/>
    </style:style>
    <style:style style:name="T29" style:family="text">
      <style:text-properties officeooo:rsid="03984b72" fo:background-color="#ffff00" loext:char-shading-value="0" style:font-size-asian="9pt" loext:padding="0cm" loext:border="none"/>
    </style:style>
    <style:style style:name="T30" style:family="text">
      <style:text-properties officeooo:rsid="03a585d4" fo:background-color="#ffff00" loext:char-shading-value="0" style:font-size-asian="9pt" loext:padding="0cm" loext:border="none"/>
    </style:style>
    <style:style style:name="T31" style:family="text">
      <style:text-properties officeooo:rsid="03a950fb" fo:background-color="#ffff00" loext:char-shading-value="0"/>
    </style:style>
    <style:style style:name="T32" style:family="text">
      <style:text-properties fo:background-color="#cc66ff" loext:char-shading-value="0"/>
    </style:style>
    <style:style style:name="T33" style:family="text">
      <style:text-properties officeooo:rsid="001447a3" fo:background-color="#cc66ff" loext:char-shading-value="0"/>
    </style:style>
    <style:style style:name="T34" style:family="text">
      <style:text-properties officeooo:rsid="033da620" fo:background-color="#cc66ff" loext:char-shading-value="0"/>
    </style:style>
    <style:style style:name="T35" style:family="text">
      <style:text-properties officeooo:rsid="035bb671"/>
    </style:style>
    <style:style style:name="T36" style:family="text">
      <style:text-properties officeooo:rsid="0365ad6f"/>
    </style:style>
    <style:style style:name="T37" style:family="text">
      <style:text-properties fo:color="#000000" officeooo:rsid="001447a3"/>
    </style:style>
    <style:style style:name="T3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c79c92" style:font-size-asian="11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66cc" loext:char-shading-value="0" style:font-size-asian="11pt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ffff" loext:char-shading-value="0" style:font-size-asian="11pt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00cc33" loext:char-shading-value="0" style:font-size-asian="11pt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00cc" loext:char-shading-value="0" style:font-size-asian="11pt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5" style:family="text">
      <style:text-properties fo:color="#000000" officeooo:rsid="0395cb95"/>
    </style:style>
    <style:style style:name="T56" style:family="text">
      <style:text-properties fo:color="#000000" officeooo:rsid="039f1cce"/>
    </style:style>
    <style:style style:name="T57" style:family="text">
      <style:text-properties fo:color="#000000" officeooo:rsid="03a70c72"/>
    </style:style>
    <style:style style:name="T58" style:family="text">
      <style:text-properties fo:color="#000000" officeooo:rsid="03429e83"/>
    </style:style>
    <style:style style:name="T59" style:family="text">
      <style:text-properties fo:color="#000000" officeooo:rsid="03aa3eea"/>
    </style:style>
    <style:style style:name="T60" style:family="text">
      <style:text-properties fo:color="#000000" officeooo:rsid="03ab157a"/>
    </style:style>
    <style:style style:name="T6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71" style:family="text">
      <style:text-properties officeooo:rsid="001447a3"/>
    </style:style>
    <style:style style:name="T72" style:family="text">
      <style:text-properties officeooo:rsid="03a04fce"/>
    </style:style>
    <style:style style:name="T73" style:family="text">
      <style:text-properties officeooo:rsid="03a585d4"/>
    </style:style>
    <style:style style:name="T74" style:family="text">
      <style:text-properties officeooo:rsid="03a70c72"/>
    </style:style>
    <style:style style:name="T75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76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officeooo:rsid="03aa3eea" style:font-name-asian="Nimbus Mono L" style:font-size-asian="10pt" style:font-style-asian="normal" style:font-weight-asian="normal" style:font-size-complex="10pt" style:text-emphasize="none"/>
    </style:style>
    <style:style style:name="T77" style:family="text">
      <style:text-properties officeooo:rsid="03aac4e2"/>
    </style:style>
    <style:style style:name="T78" style:family="text">
      <style:text-properties officeooo:rsid="03ab157a"/>
    </style:style>
    <style:style style:name="T79" style:family="text">
      <style:text-properties officeooo:rsid="03bd731c"/>
    </style:style>
    <style:style style:name="T80" style:family="text">
      <style:text-properties officeooo:rsid="03c79c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作者:唐海湘</text:p>
      <text:p text:style-name="P11"/>
      <text:p text:style-name="P11">模块名:财务初始化模块</text:p>
      <text:p text:style-name="P17"><text:tab/><text:span text:style-name="T32">导航下拉名_1:基本设置</text:span></text:p>
      <text:p text:style-name="P12"><text:tab/><text:tab/><text:span text:style-name="T21">导航名_1:公司基本情况</text:span></text:p>
      <text:p text:style-name="P11"><text:tab/><text:tab/><text:tab/><text:span text:style-name="T6">功能名字_1:</text:span>列表 <text:s/>功能类型:网格 (有网格)</text:p>
      <text:p text:style-name="P13"><text:tab/><text:tab/><text:tab/><text:tab/><text:span text:style-name="T2">加上一个字段 ：id <text:s/>文本框 <text:s text:c="3"/>设置隐藏</text:span></text:p>
      <text:p text:style-name="P60"><text:span text:style-name="T37"><text:tab/><text:tab/><text:tab/><text:tab/>字段名称_1:</text:span><text:span text:style-name="T38">序号</text:span></text:p>
      <text:p text:style-name="P60"><text:span text:style-name="T37"><text:tab/><text:tab/><text:tab/><text:tab/>字段名称_2:</text:span><text:span text:style-name="T38">公司名称</text:span></text:p>
      <text:p text:style-name="P61"><text:span text:style-name="T37"><text:tab/><text:tab/><text:tab/><text:tab/>字段名称_3:</text:span><text:span text:style-name="T38">税号</text:span></text:p>
      <text:p text:style-name="P62"><text:span text:style-name="T37"><text:tab/><text:tab/><text:tab/><text:tab/>字段名称_</text:span><text:span text:style-name="T55">4</text:span><text:span text:style-name="T37">:</text:span><text:span text:style-name="T38">电话</text:span></text:p>
      <text:p text:style-name="P62"><text:span text:style-name="T37"><text:tab/><text:tab/><text:tab/><text:tab/>字段名称_</text:span><text:span text:style-name="T55">5</text:span><text:span text:style-name="T37">:</text:span><text:span text:style-name="T38">地址</text:span></text:p>
      <text:p text:style-name="P62"><text:span text:style-name="T37"><text:tab/><text:tab/><text:tab/><text:tab/>字段名称_</text:span><text:span text:style-name="T55">6</text:span><text:span text:style-name="T37">:</text:span><text:span text:style-name="T38">开户银行</text:span><text:span text:style-name="T49">(基本户)</text:span></text:p>
      <text:p text:style-name="P62"><text:span text:style-name="T37"><text:tab/><text:tab/><text:tab/><text:tab/>字段名称_</text:span><text:span text:style-name="T55">7</text:span><text:span text:style-name="T37">:</text:span><text:span text:style-name="T38">银行账号</text:span></text:p>
      <text:p text:style-name="P62"><text:span text:style-name="T37"><text:tab/><text:tab/><text:tab/><text:tab/>字段名称_</text:span><text:span text:style-name="T55">8</text:span><text:span text:style-name="T37">:</text:span><text:span text:style-name="T38">公司规模形式</text:span></text:p>
      <text:p text:style-name="P62"><text:span text:style-name="T37"><text:tab/><text:tab/><text:tab/><text:tab/>字段名称_</text:span><text:span text:style-name="T55">9</text:span><text:span text:style-name="T37">:</text:span><text:span text:style-name="T38">备注</text:span></text:p>
      <text:p text:style-name="P39"/>
      <text:p text:style-name="P11"><text:tab/><text:tab/></text:p>
      <text:p text:style-name="P11"><text:tab/><text:tab/><text:tab/><text:span text:style-name="T6">功能名称_2:</text:span>添加 功能类型:编辑 </text:p>
      <text:p text:style-name="P62"><text:span text:style-name="T37"><text:tab/><text:tab/><text:tab/><text:tab/>字段名称_１:</text:span><text:span text:style-name="T38">公司名称<text:tab/></text:span><text:span text:style-name="T39">标签类型:文本框 必填</text:span></text:p>
      <text:p text:style-name="P62"><text:span text:style-name="T37"><text:tab/><text:tab/><text:tab/><text:tab/>字段名称_２:</text:span><text:span text:style-name="T38">税号<text:tab/><text:tab/><text:tab/></text:span><text:span text:style-name="T39">标签类型:文本框 必填</text:span></text:p>
      <text:p text:style-name="P62"><text:span text:style-name="T37"><text:tab/><text:tab/><text:tab/><text:tab/>字段名称_</text:span><text:span text:style-name="T55">３</text:span><text:span text:style-name="T37">:</text:span><text:span text:style-name="T38">电话<text:tab/><text:tab/><text:tab/></text:span><text:span text:style-name="T39">标签类型:文本框 必填</text:span></text:p>
      <text:p text:style-name="P62"><text:span text:style-name="T37"><text:tab/><text:tab/><text:tab/><text:tab/>字段名称_</text:span><text:span text:style-name="T55">４</text:span><text:span text:style-name="T37">:</text:span><text:span text:style-name="T38">地址<text:tab/><text:tab/><text:tab/></text:span><text:span text:style-name="T39">标签类型:文本框 必填</text:span></text:p>
      <text:p text:style-name="P89"><text:span text:style-name="T37"><text:tab/><text:tab/><text:tab/><text:tab/>字段名称_</text:span><text:span text:style-name="T55">５</text:span><text:span text:style-name="T37">:</text:span><text:span text:style-name="T39">开户银行</text:span><text:span text:style-name="T49">(基本户)</text:span><text:span text:style-name="T38"><text:tab/></text:span><text:span text:style-name="T39">标签类型:文本框 必填</text:span></text:p>
      <text:p text:style-name="P62"><text:span text:style-name="T37"><text:tab/><text:tab/><text:tab/><text:tab/>字段名称_</text:span><text:span text:style-name="T55">６</text:span><text:span text:style-name="T37">:</text:span><text:span text:style-name="T38">银行账号<text:tab/></text:span><text:span text:style-name="T39">标签类型:文本框 必填</text:span></text:p>
      <text:p text:style-name="P75"><text:span text:style-name="T37"><text:tab/><text:tab/><text:tab/><text:tab/>字段名称_</text:span><text:span text:style-name="T55">７</text:span><text:span text:style-name="T37">:</text:span><text:span text:style-name="T38">公司规模形式<text:tab/></text:span><text:span text:style-name="T39">标签类型:下拉框</text:span><text:span text:style-name="T40">(小规模企业/一般纳税人企业)</text:span><text:span text:style-name="T39"> 必填</text:span><text:span text:style-name="T48">　</text:span><text:span text:style-name="T39">不可编辑</text:span></text:p>
      <text:p text:style-name="P24"><text:tab/><text:tab/><text:tab/><text:tab/>字段名称_８:<text:span text:style-name="T61">备注<text:tab/><text:tab/><text:tab/>标签类型:文本框 </text:span><text:span text:style-name="T62">非</text:span><text:span text:style-name="T61">必填</text:span></text:p>
      <text:p text:style-name="P11"><text:tab/><text:tab/><text:tab/><text:tab/></text:p>
      <text:p text:style-name="P78"><text:tab/><text:tab/><text:tab/><text:span text:style-name="T6">功能名称_3</text:span>:编辑 功能类型:编辑</text:p>
      <text:p text:style-name="P2"><text:tab/><text:tab/><text:tab/><text:tab/>加上一个字段 ：id <text:s/>文本框 <text:s text:c="3"/>设置隐藏</text:p>
      <text:p text:style-name="P25"><text:tab/><text:tab/><text:tab/><text:tab/>字段名称_１:<text:span text:style-name="T61">公司名称<text:tab/>标签类型:文本框 必填</text:span></text:p>
      <text:p text:style-name="P63"><text:span text:style-name="T37"><text:tab/><text:tab/><text:tab/><text:tab/>字段名称_２:</text:span><text:span text:style-name="T38">税号<text:tab/><text:tab/><text:tab/></text:span><text:span text:style-name="T39">标签类型:文本框 必填</text:span></text:p>
      <text:p text:style-name="P63"><text:span text:style-name="T37"><text:tab/><text:tab/><text:tab/><text:tab/>字段名称_</text:span><text:span text:style-name="T55">３</text:span><text:span text:style-name="T37">:</text:span><text:span text:style-name="T38">电话<text:tab/><text:tab/><text:tab/></text:span><text:span text:style-name="T39">标签类型:文本框 必填</text:span></text:p>
      <text:p text:style-name="P63"><text:span text:style-name="T37"><text:tab/><text:tab/><text:tab/><text:tab/>字段名称_</text:span><text:span text:style-name="T55">４</text:span><text:span text:style-name="T37">:</text:span><text:span text:style-name="T38">地址<text:tab/><text:tab/><text:tab/></text:span><text:span text:style-name="T39">标签类型:文本框 必填</text:span></text:p>
      <text:p text:style-name="P89"><text:span text:style-name="T37"><text:tab/><text:tab/><text:tab/><text:tab/>字段名称_</text:span><text:span text:style-name="T55">５</text:span><text:span text:style-name="T37">:</text:span><text:span text:style-name="T39">开户银行</text:span><text:span text:style-name="T49">(基本户)</text:span><text:span text:style-name="T38"><text:tab/></text:span><text:span text:style-name="T39">标签类型:文本框 必填</text:span></text:p>
      <text:p text:style-name="P63"><text:span text:style-name="T37"><text:tab/><text:tab/><text:tab/><text:tab/>字段名称_</text:span><text:span text:style-name="T55">６</text:span><text:span text:style-name="T37">:</text:span><text:span text:style-name="T38">银行账号<text:tab/></text:span><text:span text:style-name="T39">标签类型:文本框 必填</text:span></text:p>
      <text:p text:style-name="P75"><text:span text:style-name="T37"><text:tab/><text:tab/><text:tab/><text:tab/>字段名称_</text:span><text:span text:style-name="T55">７</text:span><text:span text:style-name="T37">:</text:span><text:span text:style-name="T38">公司规模形式<text:tab/></text:span><text:span text:style-name="T39">标签类型:下拉框</text:span><text:span text:style-name="T40">(小规模企业/一般纳税人企业)</text:span><text:span text:style-name="T39"> 必填</text:span><text:span text:style-name="T48">　</text:span><text:span text:style-name="T39">不可编辑</text:span></text:p>
      <text:p text:style-name="P25"><text:tab/><text:tab/><text:tab/><text:tab/>字段名称_８:<text:span text:style-name="T61">备注<text:tab/><text:tab/><text:tab/>标签类型:文本框 </text:span><text:span text:style-name="T62">非</text:span><text:span text:style-name="T61">必填</text:span></text:p>
      <text:p text:style-name="P14"/>
      <text:p text:style-name="P15"><text:tab/><text:tab/><text:tab/><text:span text:style-name="T6">功能名称_</text:span><text:span text:style-name="T7">4</text:span>:删除 功能类型: 删除</text:p>
      <text:p text:style-name="P15"><text:tab/><text:tab/><text:tab/><text:tab/>温馨提示：确定删除这条数据么？</text:p>
      <text:p text:style-name="P15"><text:tab/><text:tab/><text:tab/><text:tab/><text:tab/></text:p>
      <text:p text:style-name="P26"><text:tab/><text:tab/><text:tab/></text:p>
      <text:p text:style-name="P25"><text:tab/><text:tab/><text:tab/><text:span text:style-name="T6">功能名称_</text:span><text:span text:style-name="T7">５</text:span>:导出 功能类型: 导出</text:p>
      <text:p text:style-name="P16"><text:tab/><text:tab/><text:tab/><text:tab/></text:p>
      <text:p text:style-name="P16"/>
      <text:p text:style-name="P16"/>
      <text:p text:style-name="P16"><text:soft-page-break/></text:p>
      <text:p text:style-name="P81"><text:tab/><text:tab/><text:span text:style-name="T21">导航名_</text:span><text:span text:style-name="T24">2</text:span><text:span text:style-name="T21">:设置</text:span><text:span text:style-name="T24">币别</text:span></text:p>
      <text:p text:style-name="P25"><text:tab/><text:tab/><text:tab/><text:span text:style-name="T6">功能名字_1:</text:span>列表 <text:s/>功能类型:网格 (有网格)</text:p>
      <text:p text:style-name="P63"><text:span text:style-name="T37"><text:tab/><text:tab/><text:tab/><text:tab/></text:span><text:span text:style-name="T4">加上一个字段 ：id <text:s/>文本框 <text:s text:c="3"/>设置隐藏</text:span></text:p>
      <text:p text:style-name="P63"><text:span text:style-name="T37"><text:tab/><text:tab/><text:tab/><text:tab/>字段名称_１:</text:span><text:span text:style-name="T39">代码</text:span></text:p>
      <text:p text:style-name="P63"><text:span text:style-name="T37"><text:tab/><text:tab/><text:tab/><text:tab/>字段名称_２:</text:span><text:span text:style-name="T39">名称</text:span></text:p>
      <text:p text:style-name="P63"><text:span text:style-name="T37"><text:tab/><text:tab/><text:tab/><text:tab/>字段名称_</text:span><text:span text:style-name="T55">３</text:span><text:span text:style-name="T37">:</text:span><text:span text:style-name="T39">记账汇率</text:span></text:p>
      <text:p text:style-name="P63"><text:span text:style-name="T37"><text:tab/><text:tab/><text:tab/><text:tab/>字段名称_</text:span><text:span text:style-name="T55">４</text:span><text:span text:style-name="T37">:</text:span><text:span text:style-name="T39">是否本位币</text:span></text:p>
      <text:p text:style-name="P40"/>
      <text:p text:style-name="P25"><text:tab/><text:tab/></text:p>
      <text:p text:style-name="P63"><text:span text:style-name="T37"><text:tab/><text:tab/><text:tab/></text:span><text:span text:style-name="T8">功能名称_2:</text:span><text:span text:style-name="T37">添加 功能类型:编辑 </text:span></text:p>
      <text:p text:style-name="P63"><text:span text:style-name="T37"><text:tab/><text:tab/><text:tab/><text:tab/>字段名称_１:</text:span><text:span text:style-name="T39">代码<text:tab/><text:tab/>标签类型:文本框 必填</text:span></text:p>
      <text:p text:style-name="P63"><text:span text:style-name="T37"><text:tab/><text:tab/><text:tab/><text:tab/>字段名称_２:</text:span><text:span text:style-name="T39">名称<text:tab/><text:tab/>标签类型:文本框 必填</text:span></text:p>
      <text:p text:style-name="P63"><text:span text:style-name="T37"><text:tab/><text:tab/><text:tab/><text:tab/>字段名称_</text:span><text:span text:style-name="T55">３</text:span><text:span text:style-name="T37">:</text:span><text:span text:style-name="T39">记账汇率<text:tab/>标签类型:数字框 非必填</text:span></text:p>
      <text:p text:style-name="P75"><text:span text:style-name="T39"><text:tab/><text:tab/><text:tab/><text:tab/>字段名称_</text:span><text:span text:style-name="T40">４</text:span><text:span text:style-name="T39">:是否本位币<text:tab/>标签类型:下拉框</text:span><text:span text:style-name="T41">(是/否)</text:span><text:span text:style-name="T39"> 必填<text:tab/><text:tab/>不可编辑</text:span></text:p>
      <text:p text:style-name="P25"><text:tab/><text:tab/><text:tab/><text:tab/></text:p>
      <text:p text:style-name="P81"><text:tab/><text:tab/><text:tab/><text:span text:style-name="T6">功能名称_3</text:span>:编辑 功能类型:编辑</text:p>
      <text:p text:style-name="P5"><text:tab/><text:tab/><text:tab/><text:tab/>加上一个字段 ：id <text:s/>文本框 <text:s text:c="3"/>设置隐藏</text:p>
      <text:p text:style-name="P25"><text:tab/><text:tab/><text:tab/><text:tab/>字段名称_１:<text:span text:style-name="T61">代码<text:tab/><text:tab/>标签类型:文本框 必填</text:span></text:p>
      <text:p text:style-name="P63"><text:span text:style-name="T37"><text:tab/><text:tab/><text:tab/><text:tab/>字段名称_２:</text:span><text:span text:style-name="T39">名称<text:tab/><text:tab/>标签类型:文本框 必填</text:span></text:p>
      <text:p text:style-name="P63"><text:span text:style-name="T37"><text:tab/><text:tab/><text:tab/><text:tab/>字段名称_</text:span><text:span text:style-name="T55">３</text:span><text:span text:style-name="T37">:</text:span><text:span text:style-name="T39">记账汇率<text:tab/>标签类型:数字框 非必填</text:span></text:p>
      <text:p text:style-name="P35"><text:span text:style-name="T61"><text:tab/><text:tab/><text:tab/><text:tab/>字段名称_</text:span><text:span text:style-name="T62">４</text:span><text:span text:style-name="T61">:是否本位币<text:tab/>标签类型:下拉框</text:span><text:span text:style-name="T63">(是/否)</text:span><text:span text:style-name="T61"> 必填</text:span><text:span text:style-name="T70">　</text:span><text:span text:style-name="T61">不可编辑</text:span></text:p>
      <text:p text:style-name="P25"/>
      <text:p text:style-name="P25"><text:tab/><text:tab/><text:tab/><text:span text:style-name="T6">功能名称_</text:span><text:span text:style-name="T7">4</text:span>:删除 功能类型: 删除</text:p>
      <text:p text:style-name="P25"><text:tab/><text:tab/><text:tab/><text:tab/>温馨提示：确定删除这条数据么？</text:p>
      <text:p text:style-name="P25"/>
      <text:p text:style-name="P25"><text:tab/></text:p>
      <text:p text:style-name="P27"><text:tab/><text:tab/><text:span text:style-name="T21">导航名_</text:span><text:span text:style-name="T25">３</text:span><text:span text:style-name="T21">:</text:span><text:span text:style-name="T24">往来单位</text:span></text:p>
      <text:p text:style-name="P27"><text:tab/><text:tab/><text:tab/><text:span text:style-name="T6">功能名字_1:</text:span>列表 <text:s/>功能类型:网格 (有网格)</text:p>
      <text:p text:style-name="P64"><text:span text:style-name="T37"><text:tab/><text:tab/><text:tab/><text:tab/></text:span><text:span text:style-name="T4">加上一个字段 ：id <text:s/>文本框 <text:s text:c="3"/>设置隐藏</text:span></text:p>
      <text:p text:style-name="P64"><text:span text:style-name="T37"><text:tab/><text:tab/><text:tab/><text:tab/>字段名称_１:</text:span><text:span text:style-name="T39">序号</text:span></text:p>
      <text:p text:style-name="P64"><text:span text:style-name="T37"><text:tab/><text:tab/><text:tab/><text:tab/>字段名称_１:</text:span><text:span text:style-name="T39">公</text:span><text:span text:style-name="T38">司名称</text:span></text:p>
      <text:p text:style-name="P64"><text:span text:style-name="T37"><text:tab/><text:tab/><text:tab/><text:tab/>字段名称_２:</text:span><text:span text:style-name="T39">税</text:span><text:span text:style-name="T38">号</text:span></text:p>
      <text:p text:style-name="P64"><text:span text:style-name="T37"><text:tab/><text:tab/><text:tab/><text:tab/>字段名称_</text:span><text:span text:style-name="T55">３</text:span><text:span text:style-name="T37">:</text:span><text:span text:style-name="T39">电</text:span><text:span text:style-name="T38">话</text:span></text:p>
      <text:p text:style-name="P64"><text:span text:style-name="T37"><text:tab/><text:tab/><text:tab/><text:tab/>字段名称_</text:span><text:span text:style-name="T55">４</text:span><text:span text:style-name="T37">:</text:span><text:span text:style-name="T39">地</text:span><text:span text:style-name="T38">址</text:span></text:p>
      <text:p text:style-name="P64"><text:span text:style-name="T39"><text:tab/><text:tab/><text:tab/><text:tab/>字段名称_</text:span><text:span text:style-name="T42">５</text:span><text:span text:style-name="T39">:开</text:span><text:span text:style-name="T38">户银行</text:span></text:p>
      <text:p text:style-name="P64"><text:span text:style-name="T37"><text:tab/><text:tab/><text:tab/><text:tab/>字段名称_</text:span><text:span text:style-name="T56">６</text:span><text:span text:style-name="T37">:</text:span><text:span text:style-name="T39">银</text:span><text:span text:style-name="T38">行账号</text:span></text:p>
      <text:p text:style-name="P64"><text:span text:style-name="T37"><text:tab/><text:tab/><text:tab/><text:tab/>字段名称_</text:span><text:span text:style-name="T56">７</text:span><text:span text:style-name="T37">:</text:span><text:span text:style-name="T39">公</text:span><text:span text:style-name="T38">司规模形式</text:span></text:p>
      <text:p text:style-name="P41"/>
      <text:p text:style-name="P27"><text:tab/><text:tab/></text:p>
      <text:p text:style-name="P64"><text:span text:style-name="T37"><text:tab/><text:tab/><text:tab/></text:span><text:span text:style-name="T8">功能名称_2:</text:span><text:span text:style-name="T37">添加 功能类型:编辑 </text:span></text:p>
      <text:p text:style-name="P65"><text:span text:style-name="T37"><text:tab/><text:tab/><text:tab/><text:tab/>字段名称_１:</text:span><text:span text:style-name="T39">公司名称<text:tab/>标签类型:文本框 必填</text:span></text:p>
      <text:p text:style-name="P65"><text:span text:style-name="T37"><text:tab/><text:tab/><text:tab/><text:tab/>字段名称_２:</text:span><text:span text:style-name="T39">税</text:span><text:span text:style-name="T38">号<text:tab/><text:tab/></text:span><text:span text:style-name="T39">标签类型:文本框 必填</text:span></text:p>
      <text:p text:style-name="P65"><text:span text:style-name="T37"><text:tab/><text:tab/><text:tab/><text:tab/>字段名称_</text:span><text:span text:style-name="T55">３</text:span><text:span text:style-name="T37">:</text:span><text:span text:style-name="T39">电</text:span><text:span text:style-name="T38">话<text:tab/><text:tab/></text:span><text:span text:style-name="T39">标签类型:文本框 必填</text:span></text:p>
      <text:p text:style-name="P65"><text:span text:style-name="T37"><text:tab/><text:tab/><text:tab/><text:tab/>字段名称_</text:span><text:span text:style-name="T55">４</text:span><text:span text:style-name="T37">:</text:span><text:span text:style-name="T39">地</text:span><text:span text:style-name="T38">址<text:tab/><text:tab/></text:span><text:span text:style-name="T39">标签类型:文本框 必填</text:span></text:p>
      <text:p text:style-name="P65"><text:span text:style-name="T39"><text:tab/><text:tab/><text:tab/><text:tab/>字段名称_</text:span><text:span text:style-name="T42">５</text:span><text:span text:style-name="T39">:开</text:span><text:span text:style-name="T38">户银行<text:tab/></text:span><text:span text:style-name="T39">标签类型:文本框 必填</text:span></text:p>
      <text:p text:style-name="P65"><text:span text:style-name="T37"><text:tab/><text:tab/><text:tab/><text:tab/>字段名称_</text:span><text:span text:style-name="T56">６</text:span><text:span text:style-name="T37">:</text:span><text:span text:style-name="T39">银</text:span><text:span text:style-name="T38">行账号<text:tab/></text:span><text:span text:style-name="T39">标签类型:文本框 必填</text:span></text:p>
      <text:p text:style-name="P75"><text:span text:style-name="T39"><text:tab/><text:tab/><text:tab/><text:tab/>字段名称_</text:span><text:span text:style-name="T42">７</text:span><text:span text:style-name="T39">:公司规模形式<text:tab/>标签类型:下拉框</text:span><text:span text:style-name="T42">(小规模企业/一般纳税人企业)</text:span><text:span text:style-name="T39"> 必填<text:tab/>不可编辑</text:span></text:p>
      <text:p text:style-name="P27"><text:soft-page-break/><text:tab/><text:tab/><text:tab/><text:tab/></text:p>
      <text:p text:style-name="P82"><text:tab/><text:tab/><text:tab/><text:span text:style-name="T6">功能名称_3</text:span>:编辑 功能类型:编辑</text:p>
      <text:p text:style-name="P6"><text:tab/><text:tab/><text:tab/><text:tab/>加上一个字段 ：id <text:s/>文本框 <text:s text:c="3"/>设置隐藏</text:p>
      <text:p text:style-name="P28"><text:tab/><text:tab/><text:tab/><text:tab/>字段名称_１:<text:span text:style-name="T61">公司名称<text:tab/>标签类型:文本框 必填</text:span></text:p>
      <text:p text:style-name="P65"><text:span text:style-name="T37"><text:tab/><text:tab/><text:tab/><text:tab/>字段名称_２:</text:span><text:span text:style-name="T39">税</text:span><text:span text:style-name="T38">号<text:tab/><text:tab/></text:span><text:span text:style-name="T39">标签类型:文本框 必填</text:span></text:p>
      <text:p text:style-name="P65"><text:span text:style-name="T37"><text:tab/><text:tab/><text:tab/><text:tab/>字段名称_</text:span><text:span text:style-name="T55">３</text:span><text:span text:style-name="T37">:</text:span><text:span text:style-name="T39">电</text:span><text:span text:style-name="T38">话<text:tab/><text:tab/></text:span><text:span text:style-name="T39">标签类型:文本框 必填</text:span></text:p>
      <text:p text:style-name="P65"><text:span text:style-name="T37"><text:tab/><text:tab/><text:tab/><text:tab/>字段名称_</text:span><text:span text:style-name="T55">４</text:span><text:span text:style-name="T37">:</text:span><text:span text:style-name="T39">地</text:span><text:span text:style-name="T38">址<text:tab/><text:tab/></text:span><text:span text:style-name="T39">标签类型:文本框 必填</text:span></text:p>
      <text:p text:style-name="P65"><text:span text:style-name="T39"><text:tab/><text:tab/><text:tab/><text:tab/>字段名称_</text:span><text:span text:style-name="T42">５</text:span><text:span text:style-name="T39">:开</text:span><text:span text:style-name="T38">户银行<text:tab/></text:span><text:span text:style-name="T39">标签类型:文本框 必填</text:span></text:p>
      <text:p text:style-name="P65"><text:span text:style-name="T37"><text:tab/><text:tab/><text:tab/><text:tab/>字段名称_</text:span><text:span text:style-name="T56">６</text:span><text:span text:style-name="T37">:</text:span><text:span text:style-name="T39">银</text:span><text:span text:style-name="T38">行账号<text:tab/></text:span><text:span text:style-name="T39">标签类型:文本框 必填</text:span></text:p>
      <text:p text:style-name="P35"><text:span text:style-name="T61"><text:tab/><text:tab/><text:tab/><text:tab/>字段名称_</text:span><text:span text:style-name="T64">７</text:span><text:span text:style-name="T61">:公司规模形式<text:tab/>标签类型:下拉框</text:span><text:span text:style-name="T64">(小规模企业/一般纳税人企业)</text:span><text:span text:style-name="T61"> 必填</text:span><text:span text:style-name="T70">　</text:span><text:span text:style-name="T61">不可编辑</text:span></text:p>
      <text:p text:style-name="P27"/>
      <text:p text:style-name="P27"><text:tab/><text:tab/><text:tab/><text:span text:style-name="T6">功能名称_</text:span><text:span text:style-name="T7">4</text:span>:删除 功能类型: 删除</text:p>
      <text:p text:style-name="P27"><text:tab/><text:tab/><text:tab/><text:tab/>温馨提示：确定删除这条数据么？</text:p>
      <text:p text:style-name="P25"><text:tab/><text:tab/><text:tab/></text:p>
      <text:p text:style-name="P28"><text:tab/><text:tab/><text:tab/><text:span text:style-name="T6">功能名称_</text:span><text:span text:style-name="T9">５</text:span>:导出 功能类型: 导出</text:p>
      <text:p text:style-name="P28"><text:tab/><text:tab/></text:p>
      <text:p text:style-name="P28"><text:tab/><text:tab/></text:p>
      <text:p text:style-name="P28"><text:tab/><text:tab/><text:span text:style-name="T21">导航名_</text:span><text:span text:style-name="T26">４</text:span><text:span text:style-name="T21">:</text:span><text:span text:style-name="T24">会计科目</text:span></text:p>
      <text:p text:style-name="P28"><text:tab/><text:tab/><text:tab/><text:span text:style-name="T6">功能名字_1:资产类</text:span> <text:s/>功能类型:网格 (有网格)</text:p>
      <text:p text:style-name="P65"><text:span text:style-name="T37"><text:tab/><text:tab/><text:tab/><text:tab/></text:span><text:span text:style-name="T4">加上一个字段 ：id <text:s/>文本框 <text:s text:c="3"/>设置隐藏</text:span></text:p>
      <text:p text:style-name="P65"><text:span text:style-name="T37"><text:tab/><text:tab/><text:tab/><text:tab/>字段名称_１:</text:span><text:span text:style-name="T39">代</text:span><text:span text:style-name="T38">码 </text:span></text:p>
      <text:p text:style-name="P65"><text:span text:style-name="T37"><text:tab/><text:tab/><text:tab/><text:tab/>字段名称_２:</text:span><text:span text:style-name="T39">会</text:span><text:span text:style-name="T38">计科目名称</text:span></text:p>
      <text:p text:style-name="P65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/text:span></text:p>
      <text:p text:style-name="P65"><text:span text:style-name="T37"><text:tab/><text:tab/><text:tab/><text:tab/>字段名称_</text:span><text:span text:style-name="T55">４</text:span><text:span text:style-name="T37">:</text:span><text:span text:style-name="T39">余</text:span><text:span text:style-name="T38">额方向</text:span></text:p>
      <text:p text:style-name="P56"/>
      <text:p text:style-name="P66"><text:span text:style-name="T38"><text:tab/><text:tab/><text:tab/></text:span><text:span text:style-name="T11">功能名字_</text:span><text:span text:style-name="T12">2</text:span><text:span text:style-name="T11">:</text:span><text:span text:style-name="T12">负债</text:span><text:span text:style-name="T11">类</text:span><text:span text:style-name="T39"> <text:s/>功能类型:网格 (有网格)</text:span></text:p>
      <text:p text:style-name="P66"><text:span text:style-name="T37"><text:tab/><text:tab/><text:tab/><text:tab/></text:span><text:span text:style-name="T4">加上一个字段 ：id <text:s/>文本框 <text:s text:c="3"/>设置隐藏</text:span></text:p>
      <text:p text:style-name="P66"><text:span text:style-name="T37"><text:tab/><text:tab/><text:tab/><text:tab/>字段名称_１:</text:span><text:span text:style-name="T39">代</text:span><text:span text:style-name="T38">码 </text:span></text:p>
      <text:p text:style-name="P66"><text:span text:style-name="T37"><text:tab/><text:tab/><text:tab/><text:tab/>字段名称_２:</text:span><text:span text:style-name="T39">会</text:span><text:span text:style-name="T38">计科目名称</text:span></text:p>
      <text:p text:style-name="P66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/text:span></text:p>
      <text:p text:style-name="P66"><text:span text:style-name="T39"><text:tab/><text:tab/><text:tab/><text:tab/>字段名称_</text:span><text:span text:style-name="T40">４</text:span><text:span text:style-name="T39">:余</text:span><text:span text:style-name="T38">额方向</text:span></text:p>
      <text:p text:style-name="P57"/>
      <text:p text:style-name="P66"><text:span text:style-name="T38"><text:tab/><text:tab/><text:tab/></text:span><text:span text:style-name="T11">功能名字_</text:span><text:span text:style-name="T12">3</text:span><text:span text:style-name="T11">:</text:span><text:span text:style-name="T12">共同</text:span><text:span text:style-name="T11">类</text:span><text:span text:style-name="T39"> <text:s/>功能类型:网格 (有网格)</text:span></text:p>
      <text:p text:style-name="P66"><text:span text:style-name="T37"><text:tab/><text:tab/><text:tab/><text:tab/></text:span><text:span text:style-name="T4">加上一个字段 ：id <text:s/>文本框 <text:s text:c="3"/>设置隐藏</text:span></text:p>
      <text:p text:style-name="P66"><text:span text:style-name="T37"><text:tab/><text:tab/><text:tab/><text:tab/>字段名称_１:</text:span><text:span text:style-name="T39">代</text:span><text:span text:style-name="T38">码 </text:span></text:p>
      <text:p text:style-name="P66"><text:span text:style-name="T37"><text:tab/><text:tab/><text:tab/><text:tab/>字段名称_２:</text:span><text:span text:style-name="T39">会</text:span><text:span text:style-name="T38">计科目名称</text:span></text:p>
      <text:p text:style-name="P66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/text:span></text:p>
      <text:p text:style-name="P66"><text:span text:style-name="T39"><text:tab/><text:tab/><text:tab/><text:tab/>字段名称_</text:span><text:span text:style-name="T40">４</text:span><text:span text:style-name="T39">:余</text:span><text:span text:style-name="T38">额方向</text:span></text:p>
      <text:p text:style-name="P57"/>
      <text:p text:style-name="P66"><text:span text:style-name="T38"><text:tab/><text:tab/><text:tab/></text:span><text:span text:style-name="T11">功能名字_</text:span><text:span text:style-name="T12">4</text:span><text:span text:style-name="T11">:成本类</text:span><text:span text:style-name="T39"> <text:s/>功能类型:网格 (有网格)</text:span></text:p>
      <text:p text:style-name="P66"><text:span text:style-name="T37"><text:tab/><text:tab/><text:tab/><text:tab/></text:span><text:span text:style-name="T4">加上一个字段 ：id <text:s/>文本框 <text:s text:c="3"/>设置隐藏</text:span></text:p>
      <text:p text:style-name="P66"><text:span text:style-name="T37"><text:tab/><text:tab/><text:tab/><text:tab/>字段名称_１:</text:span><text:span text:style-name="T39">代</text:span><text:span text:style-name="T38">码 </text:span></text:p>
      <text:p text:style-name="P66"><text:span text:style-name="T37"><text:tab/><text:tab/><text:tab/><text:tab/>字段名称_２:</text:span><text:span text:style-name="T39">会</text:span><text:span text:style-name="T38">计科目名称</text:span></text:p>
      <text:p text:style-name="P66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/text:span></text:p>
      <text:p text:style-name="P66"><text:span text:style-name="T39"><text:tab/><text:tab/><text:tab/><text:tab/>字段名称_</text:span><text:span text:style-name="T40">４</text:span><text:span text:style-name="T39">:余</text:span><text:span text:style-name="T38">额方向</text:span></text:p>
      <text:p text:style-name="P57"/>
      <text:p text:style-name="P66"><text:span text:style-name="T38"><text:tab/><text:tab/><text:tab/></text:span><text:span text:style-name="T11">功能名字_</text:span><text:span text:style-name="T12">5</text:span><text:span text:style-name="T11">:</text:span><text:span text:style-name="T12">损益</text:span><text:span text:style-name="T11">类</text:span><text:span text:style-name="T39"> <text:s/>功能类型:网格 (有网格)</text:span></text:p>
      <text:p text:style-name="P66"><text:soft-page-break/><text:span text:style-name="T37"><text:tab/><text:tab/><text:tab/><text:tab/></text:span><text:span text:style-name="T4">加上一个字段 ：id <text:s/>文本框 <text:s text:c="3"/>设置隐藏</text:span></text:p>
      <text:p text:style-name="P66"><text:span text:style-name="T37"><text:tab/><text:tab/><text:tab/><text:tab/>字段名称_１:</text:span><text:span text:style-name="T39">代</text:span><text:span text:style-name="T38">码 </text:span></text:p>
      <text:p text:style-name="P66"><text:span text:style-name="T37"><text:tab/><text:tab/><text:tab/><text:tab/>字段名称_２:</text:span><text:span text:style-name="T39">会</text:span><text:span text:style-name="T38">计科目名称</text:span></text:p>
      <text:p text:style-name="P66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/text:span></text:p>
      <text:p text:style-name="P66"><text:span text:style-name="T39"><text:tab/><text:tab/><text:tab/><text:tab/>字段名称_</text:span><text:span text:style-name="T40">４</text:span><text:span text:style-name="T39">:余</text:span><text:span text:style-name="T38">额方向</text:span></text:p>
      <text:p text:style-name="P42"/>
      <text:p text:style-name="P28"><text:tab/><text:tab/></text:p>
      <text:p text:style-name="P65"><text:span text:style-name="T37"><text:tab/><text:tab/><text:tab/></text:span><text:span text:style-name="T8">功能名称_2:</text:span><text:span text:style-name="T37">添加 功能类型:编辑 </text:span></text:p>
      <text:p text:style-name="P67"><text:span text:style-name="T37"><text:tab/><text:tab/><text:tab/><text:tab/>字段名称_１:</text:span><text:span text:style-name="T39">代码<text:tab/><text:tab/><text:tab/>标签类型:文本框 必填 </text:span></text:p>
      <text:p text:style-name="P67"><text:span text:style-name="T37"><text:tab/><text:tab/><text:tab/><text:tab/>字段名称_２:</text:span><text:span text:style-name="T39">会</text:span><text:span text:style-name="T38">计科目名称</text:span><text:span text:style-name="T43"><text:tab/></text:span><text:span text:style-name="T39">标签类型:文本框 必填</text:span></text:p>
      <text:p text:style-name="P75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text:tab/><text:tab/></text:span><text:span text:style-name="T39">标签类型:下拉框</text:span><text:span text:style-name="T43">　</text:span><text:span text:style-name="T39">必填<text:tab/>不可编辑</text:span></text:p>
      <text:p text:style-name="P67"><text:span text:style-name="T43"><text:tab/><text:tab/><text:tab/><text:tab/>(资产类/负债类/共同类/权益类/成本类/损益类)</text:span><text:span text:style-name="T39"> </text:span></text:p>
      <text:p text:style-name="P75"><text:span text:style-name="T39"><text:tab/><text:tab/><text:tab/><text:tab/>字段名称_</text:span><text:span text:style-name="T40">４</text:span><text:span text:style-name="T39">:余额方向<text:tab/><text:tab/>标签类型:下拉框</text:span><text:span text:style-name="T43">(借/贷)</text:span><text:span text:style-name="T39"> 必填</text:span><text:span text:style-name="T48">　</text:span><text:span text:style-name="T39">不可编辑</text:span></text:p>
      <text:p text:style-name="P28"><text:tab/><text:tab/><text:tab/><text:tab/></text:p>
      <text:p text:style-name="P83"><text:tab/><text:tab/><text:tab/><text:span text:style-name="T6">功能名称_3</text:span>:编辑 功能类型:编辑</text:p>
      <text:p text:style-name="P7"><text:tab/><text:tab/><text:tab/><text:tab/>加上一个字段 ：id <text:s/>文本框 <text:s text:c="3"/>设置隐藏</text:p>
      <text:p text:style-name="P29"><text:tab/><text:tab/><text:tab/><text:tab/>字段名称_１:<text:span text:style-name="T61">代码<text:tab/><text:tab/><text:tab/>标签类型:文本框 必填 </text:span></text:p>
      <text:p text:style-name="P67"><text:span text:style-name="T37"><text:tab/><text:tab/><text:tab/><text:tab/>字段名称_２:</text:span><text:span text:style-name="T39">会</text:span><text:span text:style-name="T38">计科目名称</text:span><text:span text:style-name="T43"><text:tab/></text:span><text:span text:style-name="T39">标签类型:文本框 必填</text:span></text:p>
      <text:p text:style-name="P67"><text:span text:style-name="T37"><text:tab/><text:tab/><text:tab/><text:tab/>字段名称_</text:span><text:span text:style-name="T55">３</text:span><text:span text:style-name="T37">:</text:span><text:span text:style-name="T39">所</text:span><text:span text:style-name="T38">属类别<text:tab/><text:tab/></text:span><text:span text:style-name="T39">标签类型:下拉框</text:span><text:span text:style-name="T43">　</text:span><text:span text:style-name="T39">必填</text:span></text:p>
      <text:p text:style-name="P67"><text:span text:style-name="T43"><text:tab/><text:tab/><text:tab/><text:tab/>(资产类/负债类/共同类/权益类/成本类/损益类)</text:span><text:span text:style-name="T39"> </text:span></text:p>
      <text:p text:style-name="P29"><text:span text:style-name="T61"><text:tab/><text:tab/><text:tab/><text:tab/>字段名称_</text:span><text:span text:style-name="T62">４</text:span><text:span text:style-name="T61">:余额方向<text:tab/><text:tab/>标签类型:下拉框</text:span><text:span text:style-name="T65">(借/贷)</text:span><text:span text:style-name="T61"> 必填</text:span></text:p>
      <text:p text:style-name="P28"/>
      <text:p text:style-name="P28"><text:tab/><text:tab/><text:tab/><text:span text:style-name="T6">功能名称_</text:span><text:span text:style-name="T7">4</text:span>:删除 功能类型: 删除</text:p>
      <text:p text:style-name="P28"><text:tab/><text:tab/><text:tab/><text:tab/>温馨提示：确定删除这条数据么？</text:p>
      <text:p text:style-name="P28"/>
      <text:p text:style-name="P29"><text:tab/><text:tab/><text:tab/><text:span text:style-name="T6">功能名称_</text:span><text:span text:style-name="T14">５</text:span>:搜索 功能类型: 搜索</text:p>
      <text:p text:style-name="P29"><text:tab/><text:tab/><text:tab/><text:tab/>字段名称_<text:span text:style-name="T72">1:会计科目名称 标签类型:文本框　必填</text:span></text:p>
      <text:p text:style-name="P28"><text:tab/><text:tab/><text:tab/></text:p>
      <text:p text:style-name="P29"><text:tab/><text:tab/><text:tab/><text:span text:style-name="T6">功能名称_</text:span><text:span text:style-name="T14">６</text:span>:导入 功能类型: 导入</text:p>
      <text:p text:style-name="P28"/>
      <text:p text:style-name="P28"/>
      <text:p text:style-name="P28"><text:tab/><text:tab/><text:tab/><text:span text:style-name="T6">功能名称_</text:span><text:span text:style-name="T14">７</text:span>:导出 功能类型: 导出</text:p>
      <text:p text:style-name="P1"/>
      <text:p text:style-name="P18"/>
      <text:p text:style-name="P47"><text:tab/><text:tab/><text:span text:style-name="T23">导航名_</text:span><text:span text:style-name="T27">５</text:span><text:span text:style-name="T23">:</text:span><text:span text:style-name="T24">核算部门</text:span></text:p>
      <text:p text:style-name="P30"><text:tab/><text:tab/><text:tab/><text:span text:style-name="T6">功能名字_1:</text:span>列表 <text:s/>功能类型:网格 (有网格)</text:p>
      <text:p text:style-name="P68"><text:span text:style-name="T37"><text:tab/><text:tab/><text:tab/><text:tab/></text:span><text:span text:style-name="T4">加上一个字段 ：id <text:s/>文本框 <text:s text:c="3"/>设置隐藏</text:span></text:p>
      <text:p text:style-name="P68"><text:span text:style-name="T37"><text:tab/><text:tab/><text:tab/><text:tab/>字段名称_１:</text:span><text:span text:style-name="T39">序号</text:span></text:p>
      <text:p text:style-name="P68"><text:span text:style-name="T37"><text:tab/><text:tab/><text:tab/><text:tab/>字段名称_１:</text:span><text:span text:style-name="T39">核算部门</text:span></text:p>
      <text:p text:style-name="P68"><text:span text:style-name="T37"><text:tab/><text:tab/><text:tab/><text:tab/>字段名称_２:</text:span><text:span text:style-name="T39">项目名称</text:span></text:p>
      <text:p text:style-name="P68"><text:span text:style-name="T37"><text:tab/><text:tab/><text:tab/><text:tab/>字段名称_</text:span><text:span text:style-name="T55">３</text:span><text:span text:style-name="T37">:</text:span><text:span text:style-name="T39">职员</text:span></text:p>
      <text:p text:style-name="P30"><text:tab/><text:tab/><text:tab/><text:tab/></text:p>
      <text:p text:style-name="P30"><text:tab/><text:tab/></text:p>
      <text:p text:style-name="P68"><text:span text:style-name="T37"><text:tab/><text:tab/><text:tab/></text:span><text:span text:style-name="T8">功能名称_2:</text:span><text:span text:style-name="T37">添加 功能类型:编辑 </text:span></text:p>
      <text:p text:style-name="P68"><text:span text:style-name="T37"><text:tab/><text:tab/><text:tab/><text:tab/>字段名称_１:</text:span><text:span text:style-name="T39">核算部门<text:tab/>标签类型:下拉框 必填</text:span><text:span text:style-name="T44">　可编辑</text:span></text:p>
      <text:p text:style-name="P68"><text:span text:style-name="T37"><text:tab/><text:tab/><text:tab/><text:tab/>字段名称_２:</text:span><text:span text:style-name="T39">项目名称<text:tab/>标签类型:文本框 必填</text:span></text:p>
      <text:p text:style-name="P68"><text:span text:style-name="T39"><text:tab/><text:tab/><text:tab/><text:tab/>字段名称_</text:span><text:span text:style-name="T40">３</text:span><text:span text:style-name="T39">:职员<text:tab/><text:tab/>标签类型:文本框 必填<text:tab/>可编辑</text:span></text:p>
      <text:p text:style-name="P30"><text:tab/><text:tab/><text:tab/><text:tab/></text:p>
      <text:p text:style-name="P84"><text:tab/><text:tab/><text:tab/><text:span text:style-name="T6">功能名称_3</text:span>:编辑 功能类型:编辑</text:p>
      <text:p text:style-name="P8"><text:tab/><text:tab/><text:tab/><text:tab/>加上一个字段 ：id <text:s/>文本框 <text:s text:c="3"/>设置隐藏</text:p>
      <text:p text:style-name="P31"><text:soft-page-break/><text:tab/><text:tab/><text:tab/><text:tab/>字段名称_１:<text:span text:style-name="T61">核算部门<text:tab/>标签类型:下拉框 必填</text:span><text:span text:style-name="T66">　可编辑</text:span></text:p>
      <text:p text:style-name="P69"><text:span text:style-name="T37"><text:tab/><text:tab/><text:tab/><text:tab/>字段名称_２:</text:span><text:span text:style-name="T39">项目名称<text:tab/>标签类型:文本框 必填</text:span></text:p>
      <text:p text:style-name="P31"><text:span text:style-name="T61"><text:tab/><text:tab/><text:tab/><text:tab/>字段名称_</text:span><text:span text:style-name="T62">３</text:span><text:span text:style-name="T61">:职员<text:tab/><text:tab/>标签类型:文本框 必填<text:tab/>可编辑</text:span></text:p>
      <text:p text:style-name="P30"/>
      <text:p text:style-name="P30"><text:tab/><text:tab/><text:tab/><text:span text:style-name="T6">功能名称_</text:span><text:span text:style-name="T7">4</text:span>:删除 功能类型: 删除</text:p>
      <text:p text:style-name="P30"><text:tab/><text:tab/><text:tab/><text:tab/>温馨提示：确定删除这条数据么？</text:p>
      <text:p text:style-name="P30"/>
      <text:p text:style-name="P30"/>
      <text:p text:style-name="P31"><text:tab/><text:tab/><text:span text:style-name="T28">导航名_</text:span><text:span text:style-name="T30">６</text:span><text:span text:style-name="T28">:</text:span><text:span text:style-name="T29">凭证字</text:span></text:p>
      <text:p text:style-name="P31"><text:tab/><text:tab/><text:tab/><text:span text:style-name="T6">功能名字_1:</text:span>列表 <text:s/>功能类型:网格 (有网格)</text:p>
      <text:p text:style-name="P69"><text:span text:style-name="T37"><text:tab/><text:tab/><text:tab/><text:tab/></text:span><text:span text:style-name="T4">加上一个字段 ：id <text:s/>文本框 <text:s text:c="3"/>设置隐藏</text:span></text:p>
      <text:p text:style-name="P69"><text:span text:style-name="T37"><text:tab/><text:tab/><text:tab/><text:tab/>字段名称_１:</text:span><text:span text:style-name="T39">序号</text:span></text:p>
      <text:p text:style-name="P69"><text:span text:style-name="T37"><text:tab/><text:tab/><text:tab/><text:tab/>字段名称_１:</text:span><text:span text:style-name="T45">凭证字</text:span></text:p>
      <text:p text:style-name="P31"><text:tab/><text:tab/><text:tab/><text:tab/></text:p>
      <text:p text:style-name="P31"><text:tab/><text:tab/></text:p>
      <text:p text:style-name="P69"><text:span text:style-name="T37"><text:tab/><text:tab/><text:tab/></text:span><text:span text:style-name="T8">功能名称_2:</text:span><text:span text:style-name="T37">添加 功能类型:编辑 </text:span></text:p>
      <text:p text:style-name="P69"><text:span text:style-name="T37"><text:tab/><text:tab/><text:tab/><text:tab/>字段名称_１:</text:span><text:span text:style-name="T45">凭证字</text:span><text:span text:style-name="T39"><text:tab/>标签类型:下拉框 必填</text:span><text:span text:style-name="T44">　可编辑</text:span></text:p>
      <text:p text:style-name="P31"><text:tab/><text:tab/><text:tab/><text:tab/><text:span text:style-name="T73">(记账凭证/收款凭证/付款凭证/转账凭证)</text:span></text:p>
      <text:p text:style-name="P85"><text:tab/><text:tab/><text:tab/><text:span text:style-name="T6">功能名称_3</text:span>:编辑 功能类型:编辑</text:p>
      <text:p text:style-name="P9"><text:tab/><text:tab/><text:tab/><text:tab/>加上一个字段 ：id <text:s/>文本框 <text:s text:c="3"/>设置隐藏</text:p>
      <text:p text:style-name="P31"><text:tab/><text:tab/><text:tab/><text:tab/>字段名称_１:<text:span text:style-name="T67">凭证字</text:span><text:span text:style-name="T61"><text:tab/>标签类型:下拉框 必填</text:span><text:span text:style-name="T66">　可编辑</text:span></text:p>
      <text:p text:style-name="P31"><text:span text:style-name="T66"><text:tab/><text:tab/><text:tab/><text:tab/></text:span><text:span text:style-name="T67">(记账凭证/收款凭证/付款凭证/转账凭证)</text:span></text:p>
      <text:p text:style-name="P31"/>
      <text:p text:style-name="P31"><text:tab/><text:tab/><text:tab/><text:span text:style-name="T6">功能名称_</text:span><text:span text:style-name="T7">4</text:span>:删除 功能类型: 删除</text:p>
      <text:p text:style-name="P31"><text:tab/><text:tab/><text:tab/><text:tab/>温馨提示：确定删除这条数据么？</text:p>
      <text:p text:style-name="P31"><text:tab/><text:tab/><text:tab/></text:p>
      <text:p text:style-name="P91"><text:tab/><text:tab/><text:tab/><text:span text:style-name="T6">功能名称_</text:span><text:span text:style-name="T20">５</text:span>:搜索 功能类型: 搜索</text:p>
      <text:p text:style-name="P91"><text:tab/><text:tab/><text:tab/><text:tab/>字段名称_<text:span text:style-name="T80">1:凭证字</text:span></text:p>
      <text:p text:style-name="P31"/>
      <text:p text:style-name="P31"/>
      <text:p text:style-name="P31"><text:tab/><text:tab/><text:span text:style-name="T28">导航名_</text:span><text:span text:style-name="T30">7</text:span><text:span text:style-name="T28">:</text:span><text:span text:style-name="T30">常用摘要</text:span></text:p>
      <text:p text:style-name="P31"><text:tab/><text:tab/><text:tab/><text:span text:style-name="T6">功能名字_1:</text:span>列表 <text:s/>功能类型:网格 (有网格)</text:p>
      <text:p text:style-name="P69"><text:span text:style-name="T37"><text:tab/><text:tab/><text:tab/><text:tab/></text:span><text:span text:style-name="T4">加上一个字段 ：id <text:s/>文本框 <text:s text:c="3"/>设置隐藏</text:span></text:p>
      <text:p text:style-name="P69"><text:span text:style-name="T37"><text:tab/><text:tab/><text:tab/><text:tab/>字段名称_１:</text:span><text:span text:style-name="T39">提</text:span><text:span text:style-name="T38">现</text:span></text:p>
      <text:p text:style-name="P69"><text:span text:style-name="T37"><text:tab/><text:tab/><text:tab/><text:tab/>字段名称_</text:span><text:span text:style-name="T57">2</text:span><text:span text:style-name="T37">:</text:span><text:span text:style-name="T45">存</text:span><text:span text:style-name="T38">现</text:span></text:p>
      <text:p text:style-name="P69"><text:span text:style-name="T38"><text:tab/><text:tab/><text:tab/><text:tab/></text:span><text:span text:style-name="T39">字段名称_</text:span><text:span text:style-name="T46">3</text:span><text:span text:style-name="T39">:计</text:span><text:span text:style-name="T38">提本月工资</text:span></text:p>
      <text:p text:style-name="P69"><text:span text:style-name="T39"><text:tab/><text:tab/><text:tab/><text:tab/>字段名称_</text:span><text:span text:style-name="T46">4</text:span><text:span text:style-name="T39">:本</text:span><text:span text:style-name="T38">月服务收入</text:span></text:p>
      <text:p text:style-name="P69"><text:span text:style-name="T37"><text:tab/><text:tab/><text:tab/><text:tab/>字段名称_</text:span><text:span text:style-name="T57">5</text:span><text:span text:style-name="T37">:</text:span><text:span text:style-name="T39">收</text:span><text:span text:style-name="T38">到货款</text:span></text:p>
      <text:p text:style-name="P69"><text:span text:style-name="T37"><text:tab/><text:tab/><text:tab/><text:tab/>字段名称_</text:span><text:span text:style-name="T57">6</text:span><text:span text:style-name="T37">:</text:span><text:span text:style-name="T39">支</text:span><text:span text:style-name="T38">付货款</text:span></text:p>
      <text:p text:style-name="P69"><text:span text:style-name="T38"><text:tab/><text:tab/><text:tab/><text:tab/></text:span><text:span text:style-name="T39">字段名称_</text:span><text:span text:style-name="T46">7</text:span><text:span text:style-name="T39">:支</text:span><text:span text:style-name="T38">付本月社保</text:span></text:p>
      <text:p text:style-name="P69"><text:span text:style-name="T39"><text:tab/><text:tab/><text:tab/><text:tab/>字段名称_</text:span><text:span text:style-name="T46">8</text:span><text:span text:style-name="T39">:支</text:span><text:span text:style-name="T38">付办公费</text:span></text:p>
      <text:p text:style-name="P69"><text:span text:style-name="T39"><text:tab/><text:tab/><text:tab/><text:tab/>字段名称_</text:span><text:span text:style-name="T46">9</text:span><text:span text:style-name="T39">:报</text:span><text:span text:style-name="T38">销差旅费</text:span></text:p>
      <text:p text:style-name="P69"><text:span text:style-name="T39"><text:tab/><text:tab/><text:tab/><text:tab/>字段名称_</text:span><text:span text:style-name="T46">10</text:span><text:span text:style-name="T39">:支</text:span><text:span text:style-name="T38">付交通费</text:span></text:p>
      <text:p text:style-name="P69"><text:span text:style-name="T37"><text:tab/><text:tab/><text:tab/><text:tab/>字段名称_</text:span><text:span text:style-name="T57">11</text:span><text:span text:style-name="T37">:</text:span><text:span text:style-name="T39">支</text:span><text:span text:style-name="T38">付业务招待费</text:span></text:p>
      <text:p text:style-name="P69"><text:span text:style-name="T37"><text:tab/><text:tab/><text:tab/><text:tab/>字段名称_</text:span><text:span text:style-name="T57">12</text:span><text:span text:style-name="T37">:</text:span><text:span text:style-name="T39">支</text:span><text:span text:style-name="T38">付本月税金</text:span></text:p>
      <text:p text:style-name="P69"><text:span text:style-name="T38"><text:tab/><text:tab/><text:tab/><text:tab/></text:span><text:span text:style-name="T39">字段名称_</text:span><text:span text:style-name="T46">13</text:span><text:span text:style-name="T39">:计</text:span><text:span text:style-name="T38">提本月税金及附加</text:span></text:p>
      <text:p text:style-name="P58"><text:tab/><text:tab/><text:tab/><text:tab/></text:p>
      <text:p text:style-name="P31"><text:tab/><text:tab/></text:p>
      <text:p text:style-name="P69"><text:span text:style-name="T37"><text:tab/><text:tab/><text:tab/></text:span><text:span text:style-name="T8">功能名称_2:</text:span><text:span text:style-name="T37">添加 功能类型:编辑 </text:span></text:p>
      <text:p text:style-name="P70"><text:span text:style-name="T37"><text:tab/><text:tab/><text:tab/><text:tab/>字段名称_１:</text:span><text:span text:style-name="T39">提现<text:tab/><text:tab/><text:tab/>标签类型:文本框 </text:span><text:span text:style-name="T46">非</text:span><text:span text:style-name="T39">必填</text:span></text:p>
      <text:p text:style-name="P70"><text:soft-page-break/><text:span text:style-name="T37"><text:tab/><text:tab/><text:tab/><text:tab/>字段名称_</text:span><text:span text:style-name="T57">2</text:span><text:span text:style-name="T37">:</text:span><text:span text:style-name="T45">存</text:span><text:span text:style-name="T38">现<text:tab/><text:tab/><text:tab/><text:tab/></text:span><text:span text:style-name="T39">标签类型:文本框 </text:span><text:span text:style-name="T46">非</text:span><text:span text:style-name="T39">必填</text:span></text:p>
      <text:p text:style-name="P70"><text:span text:style-name="T38"><text:tab/><text:tab/><text:tab/><text:tab/></text:span><text:span text:style-name="T39">字段名称_</text:span><text:span text:style-name="T46">3</text:span><text:span text:style-name="T39">:计</text:span><text:span text:style-name="T38">提本月工资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4</text:span><text:span text:style-name="T39">:本</text:span><text:span text:style-name="T38">月服务收入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5</text:span><text:span text:style-name="T37">:</text:span><text:span text:style-name="T39">收</text:span><text:span text:style-name="T38">到货款<text:tab/>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6</text:span><text:span text:style-name="T37">:</text:span><text:span text:style-name="T39">支</text:span><text:span text:style-name="T38">付货款<text:tab/><text:tab/></text:span><text:span text:style-name="T39">标签类型:文本框 </text:span><text:span text:style-name="T46">非</text:span><text:span text:style-name="T39">必填</text:span></text:p>
      <text:p text:style-name="P70"><text:span text:style-name="T38"><text:tab/><text:tab/><text:tab/><text:tab/></text:span><text:span text:style-name="T39">字段名称_</text:span><text:span text:style-name="T46">7</text:span><text:span text:style-name="T39">:支</text:span><text:span text:style-name="T38">付本月社保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8</text:span><text:span text:style-name="T39">:支</text:span><text:span text:style-name="T38">付办公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9</text:span><text:span text:style-name="T39">:报</text:span><text:span text:style-name="T38">销差旅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10</text:span><text:span text:style-name="T39">:支</text:span><text:span text:style-name="T38">付交通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11</text:span><text:span text:style-name="T37">:</text:span><text:span text:style-name="T39">支</text:span><text:span text:style-name="T38">付业务招待费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12</text:span><text:span text:style-name="T37">:</text:span><text:span text:style-name="T39">支</text:span><text:span text:style-name="T38">付本月税金<text:tab/></text:span><text:span text:style-name="T39">标签类型:文本框 </text:span><text:span text:style-name="T46">非</text:span><text:span text:style-name="T39">必填</text:span></text:p>
      <text:p text:style-name="P70"><text:span text:style-name="T44"><text:tab/><text:tab/><text:tab/><text:tab/></text:span><text:span text:style-name="T39">字段名称_</text:span><text:span text:style-name="T46">13</text:span><text:span text:style-name="T39">:计</text:span><text:span text:style-name="T44">提本月税金及附加<text:tab/></text:span><text:span text:style-name="T39">标签类型:文本框 </text:span><text:span text:style-name="T46">非</text:span><text:span text:style-name="T39">必填</text:span></text:p>
      <text:p text:style-name="P85"><text:tab/><text:tab/><text:tab/><text:span text:style-name="T6">功能名称_3</text:span>:编辑 功能类型:编辑</text:p>
      <text:p text:style-name="P9"><text:tab/><text:tab/><text:tab/><text:tab/>加上一个字段 ：id <text:s/>文本框 <text:s text:c="3"/>设置隐藏</text:p>
      <text:p text:style-name="P32"><text:tab/><text:tab/><text:tab/><text:tab/>字段名称_１:<text:span text:style-name="T61">提现<text:tab/><text:tab/><text:tab/>标签类型:文本框 </text:span><text:span text:style-name="T68">非</text:span><text:span text:style-name="T61">必填</text:span></text:p>
      <text:p text:style-name="P70"><text:span text:style-name="T37"><text:tab/><text:tab/><text:tab/><text:tab/>字段名称_</text:span><text:span text:style-name="T57">2</text:span><text:span text:style-name="T37">:</text:span><text:span text:style-name="T45">存</text:span><text:span text:style-name="T38">现<text:tab/><text:tab/><text:tab/><text:tab/></text:span><text:span text:style-name="T39">标签类型:文本框 </text:span><text:span text:style-name="T46">非</text:span><text:span text:style-name="T39">必填</text:span></text:p>
      <text:p text:style-name="P70"><text:span text:style-name="T38"><text:tab/><text:tab/><text:tab/><text:tab/></text:span><text:span text:style-name="T39">字段名称_</text:span><text:span text:style-name="T46">3</text:span><text:span text:style-name="T39">:计</text:span><text:span text:style-name="T38">提本月工资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4</text:span><text:span text:style-name="T39">:本</text:span><text:span text:style-name="T38">月服务收入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5</text:span><text:span text:style-name="T37">:</text:span><text:span text:style-name="T39">收</text:span><text:span text:style-name="T38">到货款<text:tab/>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6</text:span><text:span text:style-name="T37">:</text:span><text:span text:style-name="T39">支</text:span><text:span text:style-name="T38">付货款<text:tab/><text:tab/></text:span><text:span text:style-name="T39">标签类型:文本框 </text:span><text:span text:style-name="T46">非</text:span><text:span text:style-name="T39">必填</text:span></text:p>
      <text:p text:style-name="P70"><text:span text:style-name="T38"><text:tab/><text:tab/><text:tab/><text:tab/></text:span><text:span text:style-name="T39">字段名称_</text:span><text:span text:style-name="T46">7</text:span><text:span text:style-name="T39">:支</text:span><text:span text:style-name="T38">付本月社保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8</text:span><text:span text:style-name="T39">:支</text:span><text:span text:style-name="T38">付办公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9</text:span><text:span text:style-name="T39">:报</text:span><text:span text:style-name="T38">销差旅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9"><text:tab/><text:tab/><text:tab/><text:tab/>字段名称_</text:span><text:span text:style-name="T46">10</text:span><text:span text:style-name="T39">:支</text:span><text:span text:style-name="T38">付交通费<text:tab/>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11</text:span><text:span text:style-name="T37">:</text:span><text:span text:style-name="T39">支</text:span><text:span text:style-name="T38">付业务招待费<text:tab/></text:span><text:span text:style-name="T39">标签类型:文本框 </text:span><text:span text:style-name="T46">非</text:span><text:span text:style-name="T39">必填</text:span></text:p>
      <text:p text:style-name="P70"><text:span text:style-name="T37"><text:tab/><text:tab/><text:tab/><text:tab/>字段名称_</text:span><text:span text:style-name="T57">12</text:span><text:span text:style-name="T37">:</text:span><text:span text:style-name="T39">支</text:span><text:span text:style-name="T38">付本月税金<text:tab/></text:span><text:span text:style-name="T39">标签类型:文本框 </text:span><text:span text:style-name="T46">非</text:span><text:span text:style-name="T39">必填</text:span></text:p>
      <text:p text:style-name="P32"><text:span text:style-name="T66"><text:tab/><text:tab/><text:tab/><text:tab/></text:span><text:span text:style-name="T61">字段名称_</text:span><text:span text:style-name="T68">13</text:span><text:span text:style-name="T61">:计</text:span><text:span text:style-name="T66">提本月税金及附加<text:tab/></text:span><text:span text:style-name="T61">标签类型:文本框 </text:span><text:span text:style-name="T68">非</text:span><text:span text:style-name="T61">必填</text:span></text:p>
      <text:p text:style-name="P31"/>
      <text:p text:style-name="P31"><text:tab/><text:tab/><text:tab/><text:span text:style-name="T6">功能名称_</text:span><text:span text:style-name="T7">4</text:span>:删除 功能类型: 删除</text:p>
      <text:p text:style-name="P31"><text:tab/><text:tab/><text:tab/><text:tab/>温馨提示：确定删除这条数据么？</text:p>
      <text:p text:style-name="P46"><text:tab/><text:tab/><text:tab/></text:p>
      <text:p text:style-name="P48"><text:tab/><text:tab/><text:tab/><text:span text:style-name="T8">功能名称_</text:span><text:span text:style-name="T15">５</text:span><text:span text:style-name="T71">:搜索 功能类型: 搜索</text:span></text:p>
      <text:p text:style-name="P48"><text:tab/><text:tab/><text:tab/><text:tab/>字段名称<text:span text:style-name="T74">＿1:搜索词　文本框</text:span></text:p>
      <text:p text:style-name="P48"/>
      <text:p text:style-name="P48"/>
      <text:p text:style-name="P48"/>
      <text:p text:style-name="P49"><text:tab/><text:tab/><text:span text:style-name="T23">导航名_</text:span><text:span text:style-name="T31">8</text:span><text:span text:style-name="T23">: </text:span><text:span text:style-name="T3">账户来源</text:span></text:p>
      <text:p text:style-name="P33"><text:tab/><text:tab/><text:tab/><text:span text:style-name="T6">功能名字_1:</text:span>列表 <text:s/>功能类型:网格 (有网格)</text:p>
      <text:p text:style-name="P33"><text:tab/><text:tab/><text:tab/><text:tab/><text:span text:style-name="T2">加上一个字段 ：id <text:s/>文本框 <text:s text:c="3"/>设置隐藏</text:span></text:p>
      <text:p text:style-name="P33"><text:tab/><text:tab/><text:tab/><text:tab/>字段名称_1:用户名称</text:p>
      <text:p text:style-name="P33"><text:tab/><text:tab/><text:tab/><text:tab/>字段名称_2:帐号</text:p>
      <text:p text:style-name="P33"><text:tab/><text:tab/><text:tab/><text:tab/>字段名称_3:一级科目</text:p>
      <text:p text:style-name="P33"><text:tab/><text:tab/><text:tab/><text:tab/>字段名称_<text:span text:style-name="T35">4</text:span>:二级科目</text:p>
      <text:p text:style-name="P33"><text:tab/><text:tab/><text:tab/><text:tab/>字段名称_<text:span text:style-name="T35">5</text:span>:三级科目</text:p>
      <text:p text:style-name="P33"><text:tab/><text:tab/><text:tab/><text:tab/>字段名称_<text:span text:style-name="T36">6</text:span>:开户行地址</text:p>
      <text:p text:style-name="P33"><text:tab/><text:tab/><text:tab/><text:tab/>字段名称_<text:span text:style-name="T36">7</text:span>:备注</text:p>
      <text:p text:style-name="P33"><text:tab/><text:tab/><text:tab/><text:tab/></text:p>
      <text:p text:style-name="P43"><text:soft-page-break/></text:p>
      <text:p text:style-name="P33"><text:tab/><text:tab/></text:p>
      <text:p text:style-name="P33"><text:tab/><text:tab/><text:tab/><text:span text:style-name="T6">功能名称_2:</text:span>添加 功能类型:编辑 </text:p>
      <text:p text:style-name="P33"><text:tab/><text:tab/><text:tab/><text:tab/>字段名称_1:用户名称<text:tab/><text:tab/>标签类型:文本框 必填</text:p>
      <text:p text:style-name="P33"><text:tab/><text:tab/><text:tab/><text:tab/>字段名称_2:帐号<text:tab/><text:tab/><text:tab/>标签类型:文本框 非必填</text:p>
      <text:p text:style-name="P33"><text:tab/><text:tab/><text:tab/><text:tab/>字段名称_3:一级科目<text:tab/><text:tab/>标签类型:下拉框 必填 <text:s/>不可编辑</text:p>
      <text:p text:style-name="P33"><text:tab/><text:tab/><text:tab/><text:tab/>字段名称_<text:span text:style-name="T35">4</text:span>:二级科目<text:tab/><text:tab/>标签类型:下拉框 必填 <text:s/>不可编辑</text:p>
      <text:p text:style-name="P33"><text:tab/><text:tab/><text:tab/><text:tab/>字段名称_<text:span text:style-name="T35">5</text:span>:三级科目<text:tab/><text:tab/>标签类型:下拉框 必填 <text:s/>不可编辑</text:p>
      <text:p text:style-name="P33"><text:tab/><text:tab/><text:tab/><text:tab/><text:bookmark-start text:name="__DdeLink__7479_6268325681"/>字段名称_<text:span text:style-name="T35">6</text:span>:开户行地址<text:tab/><text:tab/>标签类型:文本框 非必填</text:p>
      <text:p text:style-name="P33"><text:tab/><text:tab/><text:tab/><text:tab/>字段名称_<text:span text:style-name="T36">7</text:span>:备注<text:tab/><text:tab/><text:tab/><text:tab/>标签类型:文本框 非必填<text:bookmark-end text:name="__DdeLink__7479_6268325681"/></text:p>
      <text:p text:style-name="P33"><text:tab/><text:tab/><text:tab/><text:tab/></text:p>
      <text:p text:style-name="P33"><text:tab/><text:tab/><text:tab/><text:tab/></text:p>
      <text:p text:style-name="P86"><text:tab/><text:tab/><text:tab/><text:span text:style-name="T6">功能名称_3</text:span>:编辑 功能类型:编辑</text:p>
      <text:p text:style-name="P10"><text:tab/><text:tab/><text:tab/><text:tab/>加上一个字段 ：id <text:s/>文本框 <text:s text:c="3"/>设置隐藏</text:p>
      <text:p text:style-name="P33"><text:tab/><text:tab/><text:tab/><text:tab/>字段名称_1:用户名称<text:tab/><text:tab/>标签类型:文本框 必填</text:p>
      <text:p text:style-name="P33"><text:tab/><text:tab/><text:tab/><text:tab/>字段名称_2:帐号<text:tab/><text:tab/><text:tab/>标签类型:文本框 非必填</text:p>
      <text:p text:style-name="P33"><text:tab/><text:tab/><text:tab/><text:tab/>字段名称_3:一级科目<text:tab/><text:tab/>标签类型:下拉框 必填<text:tab/><text:tab/>不可编辑</text:p>
      <text:p text:style-name="P33"><text:tab/><text:tab/><text:tab/><text:tab/>字段名称_<text:span text:style-name="T35">4</text:span>:二级科目<text:tab/><text:tab/>标签类型:下拉框 必填<text:tab/><text:tab/>不可编辑</text:p>
      <text:p text:style-name="P33"><text:tab/><text:tab/><text:tab/><text:tab/>字段名称_<text:span text:style-name="T35">5</text:span>:三级科目<text:tab/><text:tab/>标签类型:下拉框 必填<text:tab/><text:tab/>不可编辑</text:p>
      <text:p text:style-name="P33"><text:tab/><text:tab/><text:tab/><text:tab/>字段名称_<text:span text:style-name="T35">6</text:span>:开户行地址<text:tab/><text:tab/>标签类型:文本框 非必填</text:p>
      <text:p text:style-name="P33"><text:tab/><text:tab/><text:tab/><text:tab/>字段名称_<text:span text:style-name="T36">7</text:span>:备注<text:tab/><text:tab/><text:tab/><text:tab/>标签类型:文本框 非必填</text:p>
      <text:p text:style-name="P33"/>
      <text:p text:style-name="P33"/>
      <text:p text:style-name="P33"><text:tab/><text:tab/><text:tab/><text:span text:style-name="T6">功能名称_</text:span><text:span text:style-name="T7">4</text:span>:删除 功能类型: 删除</text:p>
      <text:p text:style-name="P53"><text:tab/><text:tab/><text:tab/><text:tab/>温馨提示：确定删除这条数据么？</text:p>
      <text:p text:style-name="P46"><text:tab/><text:tab/><text:tab/></text:p>
      <text:p text:style-name="P49"><text:tab/><text:tab/><text:tab/><text:span text:style-name="T8">功能名称_</text:span><text:span text:style-name="T16">5</text:span><text:span text:style-name="T71">:导出 功能类型: 导出</text:span></text:p>
      <text:p text:style-name="P44"/>
      <text:p text:style-name="P44"/>
      <text:p text:style-name="P45"><text:s text:c="2"/><text:span text:style-name="T33">导航下拉名_</text:span><text:span text:style-name="T34">2</text:span><text:span text:style-name="T33">:财务初始化</text:span></text:p>
      <text:p text:style-name="P20"><text:tab/><text:tab/><text:span text:style-name="T21">导航名_1: </text:span><text:span text:style-name="T3">基本参数</text:span></text:p>
      <text:p text:style-name="P19"><text:tab/><text:tab/><text:tab/><text:span text:style-name="T6">功能名字_1:</text:span>列表 <text:s/>功能类型:网格 (有网格)</text:p>
      <text:p text:style-name="P19"><text:tab/><text:tab/><text:tab/><text:tab/><text:span text:style-name="T2">加上一个字段 ：id <text:s/>文本框 <text:s text:c="3"/>设置隐藏</text:span></text:p>
      <text:p text:style-name="P71"><text:span text:style-name="T37"><text:tab/><text:tab/><text:tab/><text:tab/>字段名称_1:</text:span><text:span text:style-name="T38">公司名称</text:span></text:p>
      <text:p text:style-name="P71"><text:span text:style-name="T37"><text:tab/><text:tab/><text:tab/><text:tab/>字段名称_2:</text:span><text:span text:style-name="T38">本位币</text:span></text:p>
      <text:p text:style-name="P71"><text:span text:style-name="T37"><text:tab/><text:tab/><text:tab/><text:tab/>字段名称_3:</text:span><text:span text:style-name="T38">会计制度</text:span></text:p>
      <text:p text:style-name="P72"><text:span text:style-name="T37"><text:tab/><text:tab/><text:tab/><text:tab/>字段名称_</text:span><text:span text:style-name="T58">4</text:span><text:span text:style-name="T37">:</text:span><text:span text:style-name="T38">会计期间</text:span></text:p>
      <text:p text:style-name="P72"><text:span text:style-name="T37"><text:tab/><text:tab/><text:tab/><text:tab/>字段名称_</text:span><text:span text:style-name="T58">5</text:span><text:span text:style-name="T37">:</text:span><text:span text:style-name="T38">会计期间对应时间</text:span></text:p>
      <text:p text:style-name="P73"><text:span text:style-name="T38"><text:tab/><text:tab/><text:tab/><text:tab/></text:span><text:span text:style-name="T39">字段名称_</text:span><text:span text:style-name="T47">6</text:span><text:span text:style-name="T39">:税</text:span><text:span text:style-name="T38">号</text:span></text:p>
      <text:p text:style-name="P73"><text:span text:style-name="T37"><text:tab/><text:tab/><text:tab/><text:tab/>字段名称_</text:span><text:span text:style-name="T59">7</text:span><text:span text:style-name="T37">:</text:span><text:span text:style-name="T39">电</text:span><text:span text:style-name="T38">话</text:span></text:p>
      <text:p text:style-name="P73"><text:span text:style-name="T37"><text:tab/><text:tab/><text:tab/><text:tab/>字段名称_</text:span><text:span text:style-name="T59">8</text:span><text:span text:style-name="T37">:</text:span><text:span text:style-name="T39">地</text:span><text:span text:style-name="T38">址</text:span></text:p>
      <text:p text:style-name="P73"><text:span text:style-name="T37"><text:tab/><text:tab/><text:tab/><text:tab/>字段名称_</text:span><text:span text:style-name="T59">9</text:span><text:span text:style-name="T37">:</text:span><text:span text:style-name="T39">开</text:span><text:span text:style-name="T38">户银行</text:span></text:p>
      <text:p text:style-name="P73"><text:span text:style-name="T39"><text:tab/><text:tab/><text:tab/><text:tab/>字段名称_</text:span><text:span text:style-name="T47">10</text:span><text:span text:style-name="T39">:银</text:span><text:span text:style-name="T38">行账号</text:span></text:p>
      <text:p text:style-name="P73"><text:span text:style-name="T37"><text:tab/><text:tab/><text:tab/><text:tab/></text:span><text:span text:style-name="T39">字段名称_</text:span><text:span text:style-name="T47">11</text:span><text:span text:style-name="T39">:</text:span><text:span text:style-name="T38">公司规模形式</text:span></text:p>
      <text:p text:style-name="P74"><text:span text:style-name="T38"><text:tab/><text:tab/><text:tab/><text:tab/></text:span><text:span text:style-name="T39">字段名称_</text:span><text:span text:style-name="T47">12</text:span><text:span text:style-name="T39">:备注</text:span></text:p>
      <text:p text:style-name="P19"><text:tab/><text:tab/></text:p>
      <text:p text:style-name="P19"><text:tab/><text:tab/><text:tab/><text:span text:style-name="T6">功能名称_2:</text:span>添加 功能类型:编辑 </text:p>
      <text:p text:style-name="P34"><text:tab/><text:tab/><text:tab/><text:tab/>段名称_1:<text:span text:style-name="T61">公司名称<text:tab/><text:tab/><text:tab/><text:tab/>标签类型:下拉框 必填 <text:s/>不可编辑</text:span></text:p>
      <text:p text:style-name="P74"><text:span text:style-name="T37"><text:tab/><text:tab/><text:tab/><text:tab/>字段名称_2:</text:span><text:span text:style-name="T38">本位币<text:tab/><text:tab/><text:tab/><text:tab/></text:span><text:span text:style-name="T39">标签类型:文本框 必填</text:span></text:p>
      <text:p text:style-name="P75"><text:span text:style-name="T37"><text:tab/><text:tab/><text:tab/><text:tab/>字段名称_3:</text:span><text:span text:style-name="T38">会计制度<text:tab/><text:tab/><text:tab/></text:span><text:span text:style-name="T39">标签类型:</text:span><text:span text:style-name="T47">下拉</text:span><text:span text:style-name="T39">框 必填<text:tab/>不可编辑</text:span></text:p>
      <text:p text:style-name="P74"><text:span text:style-name="T39"><text:tab/><text:tab/><text:tab/><text:tab/></text:span><text:span text:style-name="T47">(小</text:span><text:span text:style-name="T38">企业会计制度/</text:span><text:span text:style-name="T47">企</text:span><text:span text:style-name="T38">业会计制度/</text:span><text:span text:style-name="T76">小</text:span><text:span text:style-name="T75">企业会计准则</text:span><text:span text:style-name="T47">)</text:span></text:p>
      <text:p text:style-name="P75"><text:span text:style-name="T37"><text:tab/><text:tab/><text:tab/><text:tab/>字段名称_</text:span><text:span text:style-name="T58">4</text:span><text:span text:style-name="T37">:</text:span><text:span text:style-name="T38">会计期间<text:tab/><text:tab/><text:tab/></text:span><text:span text:style-name="T39">标签类型:</text:span><text:span text:style-name="T48">下拉</text:span><text:span text:style-name="T39">框 必填<text:tab/>不可编辑</text:span></text:p>
      <text:p text:style-name="P75"><text:soft-page-break/><text:span text:style-name="T39"><text:tab/><text:tab/><text:tab/><text:tab/></text:span><text:span text:style-name="T47">(会计期间界定方式</text:span><text:span text:style-name="T48">/会</text:span><text:span text:style-name="T47">计年度启用日期</text:span><text:span text:style-name="T48">/账</text:span><text:span text:style-name="T47">套会计期间启用日期</text:span><text:span text:style-name="T48">/账</text:span><text:span text:style-name="T47">套会计启用日期)</text:span></text:p>
      <text:p text:style-name="P75"><text:span text:style-name="T47"><text:tab/><text:tab/><text:tab/></text:span><text:span text:style-name="T48">(前端判断一下如果用户选中</text:span><text:span text:style-name="T50">会计期间界定方式</text:span><text:span text:style-name="T51">那么下方的对应时间就回显为</text:span><text:span text:style-name="T52">自然月份</text:span></text:p>
      <text:p text:style-name="P75"><text:span text:style-name="T51"><text:tab/><text:tab/><text:tab/>如果选中的是</text:span><text:span text:style-name="T53">会计年度启用时间</text:span><text:span text:style-name="T51">那么下方对应时间就回显</text:span><text:span text:style-name="T52">1月1日</text:span><text:span text:style-name="T51"> 其他的就不回显让用户<text:tab/><text:tab/><text:tab/>自己选择时间</text:span><text:span text:style-name="T47">)</text:span></text:p>
      <text:p text:style-name="P74"><text:span text:style-name="T37"><text:tab/><text:tab/><text:tab/><text:tab/>字段名称_</text:span><text:span text:style-name="T58">5</text:span><text:span text:style-name="T37">:</text:span><text:span text:style-name="T38">会计期间对应时间<text:tab/></text:span><text:span text:style-name="T39">标签类型:时间框 必填</text:span></text:p>
      <text:p text:style-name="P21"/>
      <text:p text:style-name="P21"><text:tab/><text:tab/><text:tab/><text:tab/></text:p>
      <text:p text:style-name="P19"><text:tab/><text:tab/><text:tab/><text:tab/></text:p>
      <text:p text:style-name="P79"><text:tab/><text:tab/><text:tab/><text:span text:style-name="T6">功能名称_3</text:span>:编辑 功能类型:编辑</text:p>
      <text:p text:style-name="P3"><text:tab/><text:tab/><text:tab/><text:tab/>加上一个字段 ：id <text:s/>文本框 <text:s text:c="3"/>设置隐藏</text:p>
      <text:p text:style-name="P35"><text:tab/><text:tab/><text:tab/><text:tab/>段名称_1:<text:span text:style-name="T61">公司名称<text:tab/><text:tab/><text:tab/><text:tab/>标签类型:下拉框 必填 <text:s/>不可编辑</text:span></text:p>
      <text:p text:style-name="P75"><text:span text:style-name="T37"><text:tab/><text:tab/><text:tab/><text:tab/>字段名称_2:</text:span><text:span text:style-name="T38">本位币<text:tab/><text:tab/><text:tab/><text:tab/></text:span><text:span text:style-name="T39">标签类型:文本框 必填</text:span></text:p>
      <text:p text:style-name="P75"><text:span text:style-name="T37"><text:tab/><text:tab/><text:tab/><text:tab/>字段名称_3:</text:span><text:span text:style-name="T38">会计制度<text:tab/><text:tab/><text:tab/></text:span><text:span text:style-name="T39">标签类型:</text:span><text:span text:style-name="T47">下拉</text:span><text:span text:style-name="T39">框 必填</text:span></text:p>
      <text:p text:style-name="P75"><text:span text:style-name="T39"><text:tab/><text:tab/><text:tab/><text:tab/></text:span><text:span text:style-name="T47">(小</text:span><text:span text:style-name="T38">企业会计制度/</text:span><text:span text:style-name="T47">企</text:span><text:span text:style-name="T38">业会计制度/</text:span><text:span text:style-name="T76">小</text:span><text:span text:style-name="T75">企业会计准则</text:span><text:span text:style-name="T47">)</text:span></text:p>
      <text:p text:style-name="P75"><text:span text:style-name="T37"><text:tab/><text:tab/><text:tab/><text:tab/>字段名称_</text:span><text:span text:style-name="T58">4</text:span><text:span text:style-name="T37">:</text:span><text:span text:style-name="T38">会计期间<text:tab/><text:tab/><text:tab/></text:span><text:span text:style-name="T39">标签类型:</text:span><text:span text:style-name="T48">下拉</text:span><text:span text:style-name="T39">框 必填</text:span></text:p>
      <text:p text:style-name="P75"><text:span text:style-name="T39"><text:tab/><text:tab/><text:tab/><text:tab/></text:span><text:span text:style-name="T47">(会</text:span><text:span text:style-name="T38">计期间界定方式</text:span><text:span text:style-name="T48">/会</text:span><text:span text:style-name="T38">计年度启用日期</text:span><text:span text:style-name="T48">/账</text:span><text:span text:style-name="T38">套会计期间启用日期</text:span><text:span text:style-name="T48">/账</text:span><text:span text:style-name="T38">套会计启用日期</text:span><text:span text:style-name="T47">)</text:span></text:p>
      <text:p text:style-name="P75"><text:span text:style-name="T47"><text:tab/><text:tab/><text:tab/></text:span><text:span text:style-name="T48">(前端判断一下如果用户选中</text:span><text:span text:style-name="T50">会计期间界定方式</text:span><text:span text:style-name="T51">那么下方的对应时间就回显为</text:span><text:span text:style-name="T52">自然月份</text:span></text:p>
      <text:p text:style-name="P75"><text:span text:style-name="T51"><text:tab/><text:tab/><text:tab/>如果选中的是</text:span><text:span text:style-name="T53">会计年度启用时间</text:span><text:span text:style-name="T51">那么下方对应时间就回显</text:span><text:span text:style-name="T52">1月1日</text:span><text:span text:style-name="T51"> 其他的就不回显让用户<text:tab/><text:tab/><text:tab/>自己选择时间</text:span>)</text:p>
      <text:p text:style-name="P75"><text:span text:style-name="T37"><text:tab/><text:tab/><text:tab/><text:tab/>字段名称_</text:span><text:span text:style-name="T58">5</text:span><text:span text:style-name="T37">:</text:span><text:span text:style-name="T38">会计期间对应时间<text:tab/></text:span><text:span text:style-name="T39">标签类型:时间框 必填</text:span></text:p>
      <text:p text:style-name="P75"><text:span text:style-name="T38"><text:tab/><text:tab/><text:tab/><text:tab/></text:span><text:span text:style-name="T39">字段名称_</text:span><text:span text:style-name="T47">6</text:span><text:span text:style-name="T39">:税</text:span><text:span text:style-name="T38">号<text:tab/><text:tab/><text:tab/><text:tab/><text:tab/></text:span><text:span text:style-name="T39">标签类型:文本框 必填</text:span></text:p>
      <text:p text:style-name="P75"><text:span text:style-name="T37"><text:tab/><text:tab/><text:tab/><text:tab/>字段名称_</text:span><text:span text:style-name="T59">7</text:span><text:span text:style-name="T37">:</text:span><text:span text:style-name="T39">电</text:span><text:span text:style-name="T38">话<text:tab/><text:tab/><text:tab/><text:tab/><text:tab/></text:span><text:span text:style-name="T39">标签类型:文本框 必填</text:span></text:p>
      <text:p text:style-name="P75"><text:span text:style-name="T37"><text:tab/><text:tab/><text:tab/><text:tab/>字段名称_</text:span><text:span text:style-name="T59">8</text:span><text:span text:style-name="T37">:</text:span><text:span text:style-name="T39">地</text:span><text:span text:style-name="T38">址<text:tab/><text:tab/><text:tab/><text:tab/><text:tab/></text:span><text:span text:style-name="T39">标签类型:文本框 必填</text:span></text:p>
      <text:p text:style-name="P75"><text:span text:style-name="T37"><text:tab/><text:tab/><text:tab/><text:tab/>字段名称_</text:span><text:span text:style-name="T59">9</text:span><text:span text:style-name="T37">:</text:span><text:span text:style-name="T39">开</text:span><text:span text:style-name="T38">户银行<text:tab/><text:tab/><text:tab/></text:span><text:span text:style-name="T39">标签类型:文本框 必填</text:span></text:p>
      <text:p text:style-name="P75"><text:span text:style-name="T39"><text:tab/><text:tab/><text:tab/><text:tab/>字段名称_</text:span><text:span text:style-name="T47">10</text:span><text:span text:style-name="T39">:银</text:span><text:span text:style-name="T38">行账号<text:tab/><text:tab/><text:tab/></text:span><text:span text:style-name="T39">标签类型:文本框 必填</text:span></text:p>
      <text:p text:style-name="P75"><text:span text:style-name="T37"><text:tab/><text:tab/><text:tab/><text:tab/></text:span><text:span text:style-name="T39">字段名称_</text:span><text:span text:style-name="T47">11</text:span><text:span text:style-name="T39">:</text:span><text:span text:style-name="T38">公司规模形式<text:tab/><text:tab/></text:span><text:span text:style-name="T39">标签类型:文本框 必填</text:span></text:p>
      <text:p text:style-name="P35"><text:span text:style-name="T61"><text:tab/><text:tab/><text:tab/><text:tab/>字段名称_</text:span><text:span text:style-name="T69">12</text:span><text:span text:style-name="T61">:备注<text:tab/><text:tab/><text:tab/><text:tab/>标签类型:文本框 必填</text:span></text:p>
      <text:p text:style-name="P22"/>
      <text:p text:style-name="P19"/>
      <text:p text:style-name="P19"><text:tab/><text:tab/><text:tab/><text:span text:style-name="T6">功能名称_</text:span><text:span text:style-name="T7">4</text:span>:删除 功能类型: 删除</text:p>
      <text:p text:style-name="P51"><text:tab/><text:tab/><text:tab/><text:tab/>温馨提示：确定删除这条数据么？</text:p>
      <text:p text:style-name="P51"><text:tab/><text:tab/><text:tab/></text:p>
      <text:p text:style-name="P54"><text:tab/><text:tab/><text:tab/><text:span text:style-name="T6">功能名称_</text:span><text:span text:style-name="T17">５</text:span>:搜索 功能类型: 搜索</text:p>
      <text:p text:style-name="P51"><text:tab/><text:tab/><text:tab/><text:tab/>字段名称_<text:span text:style-name="T77">1:公司名称　标签类型:文本框</text:span></text:p>
      <text:p text:style-name="P51"><text:tab/></text:p>
      <text:p text:style-name="P52"><text:tab/><text:tab/><text:span text:style-name="T21">导航名_</text:span><text:span text:style-name="T22">2</text:span><text:span text:style-name="T21">: </text:span><text:span text:style-name="T3">初始数据录入</text:span></text:p>
      <text:p text:style-name="P23"><text:tab/><text:tab/><text:tab/><text:span text:style-name="T6">功能名字_1:</text:span>列表 <text:s/>功能类型:网格 (有网格)</text:p>
      <text:p text:style-name="P23"><text:tab/><text:tab/><text:tab/><text:tab/><text:span text:style-name="T2">加上一个字段 ：id <text:s/>文本框 <text:s text:c="3"/>设置隐藏</text:span></text:p>
      <text:p text:style-name="P23"><text:tab/><text:tab/><text:tab/><text:tab/>字段名称_1:代码</text:p>
      <text:p text:style-name="P76"><text:span text:style-name="T37"><text:tab/><text:tab/><text:tab/><text:tab/>字段名称_2:</text:span><text:span text:style-name="T38">会计科目名称</text:span></text:p>
      <text:p text:style-name="P76"><text:span text:style-name="T37"><text:tab/><text:tab/><text:tab/><text:tab/>字段名称_3:</text:span><text:span text:style-name="T38">本年借方累计数</text:span></text:p>
      <text:p text:style-name="P76"><text:span text:style-name="T37"><text:tab/><text:tab/><text:tab/><text:tab/>字段名称_</text:span><text:span text:style-name="T58">4</text:span><text:span text:style-name="T37">:</text:span><text:span text:style-name="T38">本年贷方累计数</text:span></text:p>
      <text:p text:style-name="P76"><text:span text:style-name="T37"><text:tab/><text:tab/><text:tab/><text:tab/>字段名称_</text:span><text:span text:style-name="T58">5</text:span><text:span text:style-name="T37">:</text:span><text:span text:style-name="T38">方向（借</text:span><text:span text:style-name="T54">/</text:span><text:span text:style-name="T38">贷）</text:span></text:p>
      <text:p text:style-name="P77"><text:span text:style-name="T37"><text:tab/><text:tab/><text:tab/><text:tab/>字段名称_</text:span><text:span text:style-name="T60">6</text:span><text:span text:style-name="T37">:</text:span><text:span text:style-name="T38">期初余额</text:span></text:p>
      <text:p text:style-name="P77"><text:span text:style-name="T37"><text:tab/><text:tab/><text:tab/><text:tab/>字段名称_</text:span><text:span text:style-name="T60">7</text:span><text:span text:style-name="T37">:</text:span><text:span text:style-name="T39">本</text:span><text:span text:style-name="T38">年损益类累计数</text:span></text:p>
      <text:p text:style-name="P23"/>
      <text:p text:style-name="P23"><text:tab/><text:tab/><text:tab/><text:tab/></text:p>
      <text:p text:style-name="P23"><text:tab/><text:tab/><text:tab/><text:tab/></text:p>
      <text:p text:style-name="P80"><text:soft-page-break/><text:tab/><text:tab/><text:tab/><text:span text:style-name="T6">功能名称_</text:span><text:span text:style-name="T18">2</text:span>:编辑 功能类型:编辑</text:p>
      <text:p text:style-name="P4"><text:tab/><text:tab/><text:tab/><text:tab/>加上一个字段 ：id <text:s/>文本框 <text:s text:c="3"/>设置隐藏</text:p>
      <text:p text:style-name="P36"><text:tab/><text:tab/><text:tab/><text:tab/>字段名称_<text:span text:style-name="T78">1</text:span>:<text:span text:style-name="T61">本年借方累计数</text:span></text:p>
      <text:p text:style-name="P77"><text:span text:style-name="T37"><text:tab/><text:tab/><text:tab/><text:tab/>字段名称_</text:span><text:span text:style-name="T60">2</text:span><text:span text:style-name="T37">:</text:span><text:span text:style-name="T38">本年贷方累计数</text:span></text:p>
      <text:p text:style-name="P77"><text:span text:style-name="T37"><text:tab/><text:tab/><text:tab/><text:tab/>字段名称_</text:span><text:span text:style-name="T60">3</text:span><text:span text:style-name="T37">:</text:span><text:span text:style-name="T38">期初余额</text:span></text:p>
      <text:p text:style-name="P36"><text:tab/><text:tab/><text:tab/><text:tab/>字段名称_<text:span text:style-name="T78">4</text:span>:<text:span text:style-name="T61">本年损益类累计数</text:span></text:p>
      <text:p text:style-name="P59"><text:tab/><text:tab/><text:tab/></text:p>
      <text:p text:style-name="P37"><text:span text:style-name="T61"><text:tab/><text:tab/><text:tab/></text:span><text:span text:style-name="T10">功能名称_</text:span><text:span text:style-name="T13">３</text:span><text:span text:style-name="T61">:试算平衡 功能类型:</text:span></text:p>
      <text:p text:style-name="P55"><text:span text:style-name="T1"><text:tab/><text:tab/><text:tab/><text:tab/></text:span><text:span text:style-name="T5">弹出框提示内容</text:span></text:p>
      <text:p text:style-name="P44"/>
      <text:p text:style-name="P50"><text:tab/></text:p>
      <text:p text:style-name="P50"/>
      <text:p text:style-name="P87">导航下拉名_<text:span text:style-name="T79">3</text:span>:权限设置（以后所有的模块都一样的，请前端和ui悉知）</text:p>
      <text:p text:style-name="P38"><text:tab/><text:tab/>导航名_1:设置</text:p>
      <text:p text:style-name="P38"><text:tab/><text:tab/><text:tab/><text:span text:style-name="T6">功能名字_1:</text:span>列表 <text:s/>功能类型:网格 (有网格)</text:p>
      <text:p text:style-name="P38"><text:tab/><text:tab/><text:tab/><text:tab/><text:span text:style-name="T2">加上一个字段 ：id <text:s/>文本框 <text:s text:c="3"/>设置隐藏</text:span></text:p>
      <text:p text:style-name="P38"><text:tab/><text:tab/><text:tab/><text:tab/>字段名称_1:描述</text:p>
      <text:p text:style-name="P38"><text:tab/><text:tab/><text:tab/><text:tab/>字段名称_<text:span text:style-name="T79">2</text:span>:类型</text:p>
      <text:p text:style-name="P38"><text:tab/><text:tab/><text:tab/><text:tab/>字段名称_<text:span text:style-name="T79">3</text:span>:操作对象范围</text:p>
      <text:p text:style-name="P38"><text:tab/><text:tab/><text:tab/><text:span text:style-name="T6">功能名字_</text:span><text:span text:style-name="T19">2</text:span><text:span text:style-name="T6">:修改设置</text:span> <text:s/>功能类型:编辑</text:p>
      <text:p text:style-name="P38"><text:tab/><text:tab/><text:tab/><text:tab/><text:span text:style-name="T2">加上一个字段 ：id <text:s/>文本框 <text:s text:c="3"/>设置隐藏</text:span></text:p>
      <text:p text:style-name="P38"><text:tab/><text:tab/><text:tab/><text:tab/>字段名称_1:描述</text:p>
      <text:p text:style-name="P88"><text:tab/><text:tab/><text:tab/><text:tab/>字段名称_2:操作对象范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9T10:59:13.830211067</dc:date>
    <meta:editing-duration>P2DT14H19M31S</meta:editing-duration>
    <meta:editing-cycles>450</meta:editing-cycles>
    <meta:generator>LibreOffice/5.1.3.2$Linux_X86_64 LibreOffice_project/10$Build-2</meta:generator>
    <meta:document-statistic meta:table-count="0" meta:image-count="0" meta:object-count="0" meta:page-count="9" meta:paragraph-count="367" meta:word-count="5369" meta:character-count="7775" meta:non-whitespace-character-count="5753"/>
  </office:meta>
</office:document-meta>
</file>